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SPD2016_1021_152406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string" calcext:value-type="string">
            <text:p>GS1160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16J001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2016/10/21_15:24:06</text:p>
          </table:table-cell>
        </table:table-row>
        <table:table-row table:style-name="ro1">
          <table:table-cell office:value-type="string" calcext:value-type="string">
            <text:p>Memo</text:p>
          </table:table-cell>
          <table:table-cell/>
        </table:table-row>
        <table:table-row table:style-name="ro1">
          <table:table-cell office:value-type="string" calcext:value-type="string">
            <text:p>I-Time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11.379799" calcext:value-type="float">
            <text:p>111.379799</text:p>
          </table:table-cell>
        </table:table-row>
        <table:table-row table:style-name="ro1">
          <table:table-cell office:value-type="string" calcext:value-type="string">
            <text:p>CCT</text:p>
          </table:table-cell>
          <table:table-cell office:value-type="float" office:value="6422" calcext:value-type="float">
            <text:p>6422</text:p>
          </table:table-cell>
        </table:table-row>
        <table:table-row table:style-name="ro1">
          <table:table-cell office:value-type="string" calcext:value-type="string">
            <text:p>Duv</text:p>
          </table:table-cell>
          <table:table-cell office:value-type="float" office:value="0.006019" calcext:value-type="float">
            <text:p>0.00601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4.120712" calcext:value-type="float">
            <text:p>104.12071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11.379799" calcext:value-type="float">
            <text:p>111.379799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16.724297" calcext:value-type="float">
            <text:p>116.72429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13404" calcext:value-type="float">
            <text:p>0.313404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335254" calcext:value-type="float">
            <text:p>0.335254</text:p>
          </table:table-cell>
        </table:table-row>
        <table:table-row table:style-name="ro1">
          <table:table-cell office:value-type="string" calcext:value-type="string">
            <text:p>u'</text:p>
          </table:table-cell>
          <table:table-cell office:value-type="float" office:value="0.195993" calcext:value-type="float">
            <text:p>0.195993</text:p>
          </table:table-cell>
        </table:table-row>
        <table:table-row table:style-name="ro1">
          <table:table-cell office:value-type="string" calcext:value-type="string">
            <text:p>v'</text:p>
          </table:table-cell>
          <table:table-cell office:value-type="float" office:value="0.471728" calcext:value-type="float">
            <text:p>0.471728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office:value-type="float" office:value="0.320009" calcext:value-type="float">
            <text:p>0.320009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337308" calcext:value-type="float">
            <text:p>0.337308</text:p>
          </table:table-cell>
        </table:table-row>
        <table:table-row table:style-name="ro1">
          <table:table-cell office:value-type="string" calcext:value-type="string">
            <text:p>u'10</text:p>
          </table:table-cell>
          <table:table-cell office:value-type="float" office:value="0.199766" calcext:value-type="float">
            <text:p>0.199766</text:p>
          </table:table-cell>
        </table:table-row>
        <table:table-row table:style-name="ro1">
          <table:table-cell office:value-type="string" calcext:value-type="string">
            <text:p>v'10</text:p>
          </table:table-cell>
          <table:table-cell office:value-type="float" office:value="0.473771" calcext:value-type="float">
            <text:p>0.473771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float" office:value="-0.001374" calcext:value-type="float">
            <text:p>-0.001374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0.010387" calcext:value-type="float">
            <text:p>0.01038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-0.00486" calcext:value-type="float">
            <text:p>-0.00486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0.005326" calcext:value-type="float">
            <text:p>0.005326</text:p>
          </table:table-cell>
        </table:table-row>
        <table:table-row table:style-name="ro1">
          <table:table-cell office:value-type="string" calcext:value-type="string">
            <text:p>LambdaD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Purity</text:p>
          </table:table-cell>
          <table:table-cell office:value-type="float" office:value="0.066058" calcext:value-type="float">
            <text:p>0.06605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76.238922" calcext:value-type="float">
            <text:p>76.23892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89.260704" calcext:value-type="float">
            <text:p>89.260704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92.736145" calcext:value-type="float">
            <text:p>92.736145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70.563759" calcext:value-type="float">
            <text:p>70.563759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74.689941" calcext:value-type="float">
            <text:p>74.689941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81.104141" calcext:value-type="float">
            <text:p>81.104141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80.770576" calcext:value-type="float">
            <text:p>80.770576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55.198044" calcext:value-type="float">
            <text:p>55.198044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-31.670227" calcext:value-type="float">
            <text:p>-31.670227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69.55825" calcext:value-type="float">
            <text:p>69.55825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67.041969" calcext:value-type="float">
            <text:p>67.041969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47.258316" calcext:value-type="float">
            <text:p>47.258316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80.940079" calcext:value-type="float">
            <text:p>80.940079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97.131538" calcext:value-type="float">
            <text:p>97.131538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67.531036" calcext:value-type="float">
            <text:p>67.531036</text:p>
          </table:table-cell>
        </table:table-row>
        <table:table-row table:style-name="ro1">
          <table:table-cell office:value-type="string" calcext:value-type="string">
            <text:p>LambdaP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LambdaPValue</text:p>
          </table:table-cell>
          <table:table-cell office:value-type="float" office:value="3.598786" calcext:value-type="float">
            <text:p>3.59878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.239361" calcext:value-type="float">
            <text:p>2.239361</text:p>
          </table:table-cell>
        </table:table-row>
        <table:table-row table:style-name="ro1">
          <table:table-cell office:value-type="string" calcext:value-type="string">
            <text:p>38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6nm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string" calcext:value-type="string">
            <text:p>417nm</text:p>
          </table:table-cell>
          <table:table-cell office:value-type="float" office:value="0.000215" calcext:value-type="float">
            <text:p>0.000215</text:p>
          </table:table-cell>
        </table:table-row>
        <table:table-row table:style-name="ro1">
          <table:table-cell office:value-type="string" calcext:value-type="string">
            <text:p>418nm</text:p>
          </table:table-cell>
          <table:table-cell office:value-type="float" office:value="0.000592" calcext:value-type="float">
            <text:p>0.000592</text:p>
          </table:table-cell>
        </table:table-row>
        <table:table-row table:style-name="ro1">
          <table:table-cell office:value-type="string" calcext:value-type="string">
            <text:p>419nm</text:p>
          </table:table-cell>
          <table:table-cell office:value-type="float" office:value="0.001509" calcext:value-type="float">
            <text:p>0.001509</text:p>
          </table:table-cell>
        </table:table-row>
        <table:table-row table:style-name="ro1">
          <table:table-cell office:value-type="string" calcext:value-type="string">
            <text:p>420nm</text:p>
          </table:table-cell>
          <table:table-cell office:value-type="float" office:value="0.00296" calcext:value-type="float">
            <text:p>0.00296</text:p>
          </table:table-cell>
        </table:table-row>
        <table:table-row table:style-name="ro1">
          <table:table-cell office:value-type="string" calcext:value-type="string">
            <text:p>421nm</text:p>
          </table:table-cell>
          <table:table-cell office:value-type="float" office:value="0.00468" calcext:value-type="float">
            <text:p>0.00468</text:p>
          </table:table-cell>
        </table:table-row>
        <table:table-row table:style-name="ro1">
          <table:table-cell office:value-type="string" calcext:value-type="string">
            <text:p>422nm</text:p>
          </table:table-cell>
          <table:table-cell office:value-type="float" office:value="0.006235" calcext:value-type="float">
            <text:p>0.006235</text:p>
          </table:table-cell>
        </table:table-row>
        <table:table-row table:style-name="ro1">
          <table:table-cell office:value-type="string" calcext:value-type="string">
            <text:p>423nm</text:p>
          </table:table-cell>
          <table:table-cell office:value-type="float" office:value="0.007677" calcext:value-type="float">
            <text:p>0.007677</text:p>
          </table:table-cell>
        </table:table-row>
        <table:table-row table:style-name="ro1">
          <table:table-cell office:value-type="string" calcext:value-type="string">
            <text:p>424nm</text:p>
          </table:table-cell>
          <table:table-cell office:value-type="float" office:value="0.009954" calcext:value-type="float">
            <text:p>0.009954</text:p>
          </table:table-cell>
        </table:table-row>
        <table:table-row table:style-name="ro1">
          <table:table-cell office:value-type="string" calcext:value-type="string">
            <text:p>425nm</text:p>
          </table:table-cell>
          <table:table-cell office:value-type="float" office:value="0.013121" calcext:value-type="float">
            <text:p>0.013121</text:p>
          </table:table-cell>
        </table:table-row>
        <table:table-row table:style-name="ro1">
          <table:table-cell office:value-type="string" calcext:value-type="string">
            <text:p>426nm</text:p>
          </table:table-cell>
          <table:table-cell office:value-type="float" office:value="0.017168" calcext:value-type="float">
            <text:p>0.017168</text:p>
          </table:table-cell>
        </table:table-row>
        <table:table-row table:style-name="ro1">
          <table:table-cell office:value-type="string" calcext:value-type="string">
            <text:p>427nm</text:p>
          </table:table-cell>
          <table:table-cell office:value-type="float" office:value="0.021305" calcext:value-type="float">
            <text:p>0.021305</text:p>
          </table:table-cell>
        </table:table-row>
        <table:table-row table:style-name="ro1">
          <table:table-cell office:value-type="string" calcext:value-type="string">
            <text:p>428nm</text:p>
          </table:table-cell>
          <table:table-cell office:value-type="float" office:value="0.025532" calcext:value-type="float">
            <text:p>0.025532</text:p>
          </table:table-cell>
        </table:table-row>
        <table:table-row table:style-name="ro1">
          <table:table-cell office:value-type="string" calcext:value-type="string">
            <text:p>429nm</text:p>
          </table:table-cell>
          <table:table-cell office:value-type="float" office:value="0.030684" calcext:value-type="float">
            <text:p>0.030684</text:p>
          </table:table-cell>
        </table:table-row>
        <table:table-row table:style-name="ro1">
          <table:table-cell office:value-type="string" calcext:value-type="string">
            <text:p>430nm</text:p>
          </table:table-cell>
          <table:table-cell office:value-type="float" office:value="0.036877" calcext:value-type="float">
            <text:p>0.036877</text:p>
          </table:table-cell>
        </table:table-row>
        <table:table-row table:style-name="ro1">
          <table:table-cell office:value-type="string" calcext:value-type="string">
            <text:p>431nm</text:p>
          </table:table-cell>
          <table:table-cell office:value-type="float" office:value="0.044452" calcext:value-type="float">
            <text:p>0.044452</text:p>
          </table:table-cell>
        </table:table-row>
        <table:table-row table:style-name="ro1">
          <table:table-cell office:value-type="string" calcext:value-type="string">
            <text:p>432nm</text:p>
          </table:table-cell>
          <table:table-cell office:value-type="float" office:value="0.053615" calcext:value-type="float">
            <text:p>0.053615</text:p>
          </table:table-cell>
        </table:table-row>
        <table:table-row table:style-name="ro1">
          <table:table-cell office:value-type="string" calcext:value-type="string">
            <text:p>433nm</text:p>
          </table:table-cell>
          <table:table-cell office:value-type="float" office:value="0.064201" calcext:value-type="float">
            <text:p>0.064201</text:p>
          </table:table-cell>
        </table:table-row>
        <table:table-row table:style-name="ro1">
          <table:table-cell office:value-type="string" calcext:value-type="string">
            <text:p>434nm</text:p>
          </table:table-cell>
          <table:table-cell office:value-type="float" office:value="0.077296" calcext:value-type="float">
            <text:p>0.077296</text:p>
          </table:table-cell>
        </table:table-row>
        <table:table-row table:style-name="ro1">
          <table:table-cell office:value-type="string" calcext:value-type="string">
            <text:p>435nm</text:p>
          </table:table-cell>
          <table:table-cell office:value-type="float" office:value="0.092613" calcext:value-type="float">
            <text:p>0.092613</text:p>
          </table:table-cell>
        </table:table-row>
        <table:table-row table:style-name="ro1">
          <table:table-cell office:value-type="string" calcext:value-type="string">
            <text:p>436nm</text:p>
          </table:table-cell>
          <table:table-cell office:value-type="float" office:value="0.110319" calcext:value-type="float">
            <text:p>0.110319</text:p>
          </table:table-cell>
        </table:table-row>
        <table:table-row table:style-name="ro1">
          <table:table-cell office:value-type="string" calcext:value-type="string">
            <text:p>437nm</text:p>
          </table:table-cell>
          <table:table-cell office:value-type="float" office:value="0.131775" calcext:value-type="float">
            <text:p>0.131775</text:p>
          </table:table-cell>
        </table:table-row>
        <table:table-row table:style-name="ro1">
          <table:table-cell office:value-type="string" calcext:value-type="string">
            <text:p>438nm</text:p>
          </table:table-cell>
          <table:table-cell office:value-type="float" office:value="0.156183" calcext:value-type="float">
            <text:p>0.156183</text:p>
          </table:table-cell>
        </table:table-row>
        <table:table-row table:style-name="ro1">
          <table:table-cell office:value-type="string" calcext:value-type="string">
            <text:p>439nm</text:p>
          </table:table-cell>
          <table:table-cell office:value-type="float" office:value="0.185392" calcext:value-type="float">
            <text:p>0.185392</text:p>
          </table:table-cell>
        </table:table-row>
        <table:table-row table:style-name="ro1">
          <table:table-cell office:value-type="string" calcext:value-type="string">
            <text:p>440nm</text:p>
          </table:table-cell>
          <table:table-cell office:value-type="float" office:value="0.218699" calcext:value-type="float">
            <text:p>0.218699</text:p>
          </table:table-cell>
        </table:table-row>
        <table:table-row table:style-name="ro1">
          <table:table-cell office:value-type="string" calcext:value-type="string">
            <text:p>441nm</text:p>
          </table:table-cell>
          <table:table-cell office:value-type="float" office:value="0.256104" calcext:value-type="float">
            <text:p>0.256104</text:p>
          </table:table-cell>
        </table:table-row>
        <table:table-row table:style-name="ro1">
          <table:table-cell office:value-type="string" calcext:value-type="string">
            <text:p>442nm</text:p>
          </table:table-cell>
          <table:table-cell office:value-type="float" office:value="0.300367" calcext:value-type="float">
            <text:p>0.300367</text:p>
          </table:table-cell>
        </table:table-row>
        <table:table-row table:style-name="ro1">
          <table:table-cell office:value-type="string" calcext:value-type="string">
            <text:p>443nm</text:p>
          </table:table-cell>
          <table:table-cell office:value-type="float" office:value="0.349759" calcext:value-type="float">
            <text:p>0.349759</text:p>
          </table:table-cell>
        </table:table-row>
        <table:table-row table:style-name="ro1">
          <table:table-cell office:value-type="string" calcext:value-type="string">
            <text:p>444nm</text:p>
          </table:table-cell>
          <table:table-cell office:value-type="float" office:value="0.405837" calcext:value-type="float">
            <text:p>0.405837</text:p>
          </table:table-cell>
        </table:table-row>
        <table:table-row table:style-name="ro1">
          <table:table-cell office:value-type="string" calcext:value-type="string">
            <text:p>445nm</text:p>
          </table:table-cell>
          <table:table-cell office:value-type="float" office:value="0.466416" calcext:value-type="float">
            <text:p>0.466416</text:p>
          </table:table-cell>
        </table:table-row>
        <table:table-row table:style-name="ro1">
          <table:table-cell office:value-type="string" calcext:value-type="string">
            <text:p>446nm</text:p>
          </table:table-cell>
          <table:table-cell office:value-type="float" office:value="0.531144" calcext:value-type="float">
            <text:p>0.531144</text:p>
          </table:table-cell>
        </table:table-row>
        <table:table-row table:style-name="ro1">
          <table:table-cell office:value-type="string" calcext:value-type="string">
            <text:p>447nm</text:p>
          </table:table-cell>
          <table:table-cell office:value-type="float" office:value="0.599411" calcext:value-type="float">
            <text:p>0.599411</text:p>
          </table:table-cell>
        </table:table-row>
        <table:table-row table:style-name="ro1">
          <table:table-cell office:value-type="string" calcext:value-type="string">
            <text:p>448nm</text:p>
          </table:table-cell>
          <table:table-cell office:value-type="float" office:value="0.668828" calcext:value-type="float">
            <text:p>0.668828</text:p>
          </table:table-cell>
        </table:table-row>
        <table:table-row table:style-name="ro1">
          <table:table-cell office:value-type="string" calcext:value-type="string">
            <text:p>449nm</text:p>
          </table:table-cell>
          <table:table-cell office:value-type="float" office:value="0.738101" calcext:value-type="float">
            <text:p>0.738101</text:p>
          </table:table-cell>
        </table:table-row>
        <table:table-row table:style-name="ro1">
          <table:table-cell office:value-type="string" calcext:value-type="string">
            <text:p>450nm</text:p>
          </table:table-cell>
          <table:table-cell office:value-type="float" office:value="0.802897" calcext:value-type="float">
            <text:p>0.802897</text:p>
          </table:table-cell>
        </table:table-row>
        <table:table-row table:style-name="ro1">
          <table:table-cell office:value-type="string" calcext:value-type="string">
            <text:p>451nm</text:p>
          </table:table-cell>
          <table:table-cell office:value-type="float" office:value="0.863012" calcext:value-type="float">
            <text:p>0.863012</text:p>
          </table:table-cell>
        </table:table-row>
        <table:table-row table:style-name="ro1">
          <table:table-cell office:value-type="string" calcext:value-type="string">
            <text:p>452nm</text:p>
          </table:table-cell>
          <table:table-cell office:value-type="float" office:value="0.912656" calcext:value-type="float">
            <text:p>0.912656</text:p>
          </table:table-cell>
        </table:table-row>
        <table:table-row table:style-name="ro1">
          <table:table-cell office:value-type="string" calcext:value-type="string">
            <text:p>453nm</text:p>
          </table:table-cell>
          <table:table-cell office:value-type="float" office:value="0.952639" calcext:value-type="float">
            <text:p>0.952639</text:p>
          </table:table-cell>
        </table:table-row>
        <table:table-row table:style-name="ro1">
          <table:table-cell office:value-type="string" calcext:value-type="string">
            <text:p>454nm</text:p>
          </table:table-cell>
          <table:table-cell office:value-type="float" office:value="0.980872" calcext:value-type="float">
            <text:p>0.980872</text:p>
          </table:table-cell>
        </table:table-row>
        <table:table-row table:style-name="ro1">
          <table:table-cell office:value-type="string" calcext:value-type="string">
            <text:p>455nm</text:p>
          </table:table-cell>
          <table:table-cell office:value-type="float" office:value="0.995799" calcext:value-type="float">
            <text:p>0.995799</text:p>
          </table:table-cell>
        </table:table-row>
        <table:table-row table:style-name="ro1">
          <table:table-cell office:value-type="string" calcext:value-type="string">
            <text:p>456n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57nm</text:p>
          </table:table-cell>
          <table:table-cell office:value-type="float" office:value="0.990457" calcext:value-type="float">
            <text:p>0.990457</text:p>
          </table:table-cell>
        </table:table-row>
        <table:table-row table:style-name="ro1">
          <table:table-cell office:value-type="string" calcext:value-type="string">
            <text:p>458nm</text:p>
          </table:table-cell>
          <table:table-cell office:value-type="float" office:value="0.973188" calcext:value-type="float">
            <text:p>0.973188</text:p>
          </table:table-cell>
        </table:table-row>
        <table:table-row table:style-name="ro1">
          <table:table-cell office:value-type="string" calcext:value-type="string">
            <text:p>459nm</text:p>
          </table:table-cell>
          <table:table-cell office:value-type="float" office:value="0.947695" calcext:value-type="float">
            <text:p>0.947695</text:p>
          </table:table-cell>
        </table:table-row>
        <table:table-row table:style-name="ro1">
          <table:table-cell office:value-type="string" calcext:value-type="string">
            <text:p>460nm</text:p>
          </table:table-cell>
          <table:table-cell office:value-type="float" office:value="0.915792" calcext:value-type="float">
            <text:p>0.915792</text:p>
          </table:table-cell>
        </table:table-row>
        <table:table-row table:style-name="ro1">
          <table:table-cell office:value-type="string" calcext:value-type="string">
            <text:p>461nm</text:p>
          </table:table-cell>
          <table:table-cell office:value-type="float" office:value="0.880101" calcext:value-type="float">
            <text:p>0.880101</text:p>
          </table:table-cell>
        </table:table-row>
        <table:table-row table:style-name="ro1">
          <table:table-cell office:value-type="string" calcext:value-type="string">
            <text:p>462nm</text:p>
          </table:table-cell>
          <table:table-cell office:value-type="float" office:value="0.842033" calcext:value-type="float">
            <text:p>0.842033</text:p>
          </table:table-cell>
        </table:table-row>
        <table:table-row table:style-name="ro1">
          <table:table-cell office:value-type="string" calcext:value-type="string">
            <text:p>463nm</text:p>
          </table:table-cell>
          <table:table-cell office:value-type="float" office:value="0.805471" calcext:value-type="float">
            <text:p>0.805471</text:p>
          </table:table-cell>
        </table:table-row>
        <table:table-row table:style-name="ro1">
          <table:table-cell office:value-type="string" calcext:value-type="string">
            <text:p>464nm</text:p>
          </table:table-cell>
          <table:table-cell office:value-type="float" office:value="0.770526" calcext:value-type="float">
            <text:p>0.770526</text:p>
          </table:table-cell>
        </table:table-row>
        <table:table-row table:style-name="ro1">
          <table:table-cell office:value-type="string" calcext:value-type="string">
            <text:p>465nm</text:p>
          </table:table-cell>
          <table:table-cell office:value-type="float" office:value="0.737445" calcext:value-type="float">
            <text:p>0.737445</text:p>
          </table:table-cell>
        </table:table-row>
        <table:table-row table:style-name="ro1">
          <table:table-cell office:value-type="string" calcext:value-type="string">
            <text:p>466nm</text:p>
          </table:table-cell>
          <table:table-cell office:value-type="float" office:value="0.705637" calcext:value-type="float">
            <text:p>0.705637</text:p>
          </table:table-cell>
        </table:table-row>
        <table:table-row table:style-name="ro1">
          <table:table-cell office:value-type="string" calcext:value-type="string">
            <text:p>467nm</text:p>
          </table:table-cell>
          <table:table-cell office:value-type="float" office:value="0.676556" calcext:value-type="float">
            <text:p>0.676556</text:p>
          </table:table-cell>
        </table:table-row>
        <table:table-row table:style-name="ro1">
          <table:table-cell office:value-type="string" calcext:value-type="string">
            <text:p>468nm</text:p>
          </table:table-cell>
          <table:table-cell office:value-type="float" office:value="0.650219" calcext:value-type="float">
            <text:p>0.650219</text:p>
          </table:table-cell>
        </table:table-row>
        <table:table-row table:style-name="ro1">
          <table:table-cell office:value-type="string" calcext:value-type="string">
            <text:p>469nm</text:p>
          </table:table-cell>
          <table:table-cell office:value-type="float" office:value="0.626611" calcext:value-type="float">
            <text:p>0.626611</text:p>
          </table:table-cell>
        </table:table-row>
        <table:table-row table:style-name="ro1">
          <table:table-cell office:value-type="string" calcext:value-type="string">
            <text:p>470nm</text:p>
          </table:table-cell>
          <table:table-cell office:value-type="float" office:value="0.60398" calcext:value-type="float">
            <text:p>0.60398</text:p>
          </table:table-cell>
        </table:table-row>
        <table:table-row table:style-name="ro1">
          <table:table-cell office:value-type="string" calcext:value-type="string">
            <text:p>471nm</text:p>
          </table:table-cell>
          <table:table-cell office:value-type="float" office:value="0.581149" calcext:value-type="float">
            <text:p>0.581149</text:p>
          </table:table-cell>
        </table:table-row>
        <table:table-row table:style-name="ro1">
          <table:table-cell office:value-type="string" calcext:value-type="string">
            <text:p>472nm</text:p>
          </table:table-cell>
          <table:table-cell office:value-type="float" office:value="0.558055" calcext:value-type="float">
            <text:p>0.558055</text:p>
          </table:table-cell>
        </table:table-row>
        <table:table-row table:style-name="ro1">
          <table:table-cell office:value-type="string" calcext:value-type="string">
            <text:p>473nm</text:p>
          </table:table-cell>
          <table:table-cell office:value-type="float" office:value="0.534825" calcext:value-type="float">
            <text:p>0.534825</text:p>
          </table:table-cell>
        </table:table-row>
        <table:table-row table:style-name="ro1">
          <table:table-cell office:value-type="string" calcext:value-type="string">
            <text:p>474nm</text:p>
          </table:table-cell>
          <table:table-cell office:value-type="float" office:value="0.511503" calcext:value-type="float">
            <text:p>0.511503</text:p>
          </table:table-cell>
        </table:table-row>
        <table:table-row table:style-name="ro1">
          <table:table-cell office:value-type="string" calcext:value-type="string">
            <text:p>475nm</text:p>
          </table:table-cell>
          <table:table-cell office:value-type="float" office:value="0.488961" calcext:value-type="float">
            <text:p>0.488961</text:p>
          </table:table-cell>
        </table:table-row>
        <table:table-row table:style-name="ro1">
          <table:table-cell office:value-type="string" calcext:value-type="string">
            <text:p>476nm</text:p>
          </table:table-cell>
          <table:table-cell office:value-type="float" office:value="0.467259" calcext:value-type="float">
            <text:p>0.467259</text:p>
          </table:table-cell>
        </table:table-row>
        <table:table-row table:style-name="ro1">
          <table:table-cell office:value-type="string" calcext:value-type="string">
            <text:p>477nm</text:p>
          </table:table-cell>
          <table:table-cell office:value-type="float" office:value="0.446144" calcext:value-type="float">
            <text:p>0.446144</text:p>
          </table:table-cell>
        </table:table-row>
        <table:table-row table:style-name="ro1">
          <table:table-cell office:value-type="string" calcext:value-type="string">
            <text:p>478nm</text:p>
          </table:table-cell>
          <table:table-cell office:value-type="float" office:value="0.424654" calcext:value-type="float">
            <text:p>0.424654</text:p>
          </table:table-cell>
        </table:table-row>
        <table:table-row table:style-name="ro1">
          <table:table-cell office:value-type="string" calcext:value-type="string">
            <text:p>479nm</text:p>
          </table:table-cell>
          <table:table-cell office:value-type="float" office:value="0.402898" calcext:value-type="float">
            <text:p>0.402898</text:p>
          </table:table-cell>
        </table:table-row>
        <table:table-row table:style-name="ro1">
          <table:table-cell office:value-type="string" calcext:value-type="string">
            <text:p>480nm</text:p>
          </table:table-cell>
          <table:table-cell office:value-type="float" office:value="0.382669" calcext:value-type="float">
            <text:p>0.382669</text:p>
          </table:table-cell>
        </table:table-row>
        <table:table-row table:style-name="ro1">
          <table:table-cell office:value-type="string" calcext:value-type="string">
            <text:p>481nm</text:p>
          </table:table-cell>
          <table:table-cell office:value-type="float" office:value="0.364134" calcext:value-type="float">
            <text:p>0.364134</text:p>
          </table:table-cell>
        </table:table-row>
        <table:table-row table:style-name="ro1">
          <table:table-cell office:value-type="string" calcext:value-type="string">
            <text:p>482nm</text:p>
          </table:table-cell>
          <table:table-cell office:value-type="float" office:value="0.347589" calcext:value-type="float">
            <text:p>0.347589</text:p>
          </table:table-cell>
        </table:table-row>
        <table:table-row table:style-name="ro1">
          <table:table-cell office:value-type="string" calcext:value-type="string">
            <text:p>483nm</text:p>
          </table:table-cell>
          <table:table-cell office:value-type="float" office:value="0.331747" calcext:value-type="float">
            <text:p>0.331747</text:p>
          </table:table-cell>
        </table:table-row>
        <table:table-row table:style-name="ro1">
          <table:table-cell office:value-type="string" calcext:value-type="string">
            <text:p>484nm</text:p>
          </table:table-cell>
          <table:table-cell office:value-type="float" office:value="0.316704" calcext:value-type="float">
            <text:p>0.316704</text:p>
          </table:table-cell>
        </table:table-row>
        <table:table-row table:style-name="ro1">
          <table:table-cell office:value-type="string" calcext:value-type="string">
            <text:p>485nm</text:p>
          </table:table-cell>
          <table:table-cell office:value-type="float" office:value="0.302965" calcext:value-type="float">
            <text:p>0.302965</text:p>
          </table:table-cell>
        </table:table-row>
        <table:table-row table:style-name="ro1">
          <table:table-cell office:value-type="string" calcext:value-type="string">
            <text:p>486nm</text:p>
          </table:table-cell>
          <table:table-cell office:value-type="float" office:value="0.290234" calcext:value-type="float">
            <text:p>0.290234</text:p>
          </table:table-cell>
        </table:table-row>
        <table:table-row table:style-name="ro1">
          <table:table-cell office:value-type="string" calcext:value-type="string">
            <text:p>487nm</text:p>
          </table:table-cell>
          <table:table-cell office:value-type="float" office:value="0.278603" calcext:value-type="float">
            <text:p>0.278603</text:p>
          </table:table-cell>
        </table:table-row>
        <table:table-row table:style-name="ro1">
          <table:table-cell office:value-type="string" calcext:value-type="string">
            <text:p>488nm</text:p>
          </table:table-cell>
          <table:table-cell office:value-type="float" office:value="0.267278" calcext:value-type="float">
            <text:p>0.267278</text:p>
          </table:table-cell>
        </table:table-row>
        <table:table-row table:style-name="ro1">
          <table:table-cell office:value-type="string" calcext:value-type="string">
            <text:p>489nm</text:p>
          </table:table-cell>
          <table:table-cell office:value-type="float" office:value="0.256436" calcext:value-type="float">
            <text:p>0.256436</text:p>
          </table:table-cell>
        </table:table-row>
        <table:table-row table:style-name="ro1">
          <table:table-cell office:value-type="string" calcext:value-type="string">
            <text:p>490nm</text:p>
          </table:table-cell>
          <table:table-cell office:value-type="float" office:value="0.246949" calcext:value-type="float">
            <text:p>0.246949</text:p>
          </table:table-cell>
        </table:table-row>
        <table:table-row table:style-name="ro1">
          <table:table-cell office:value-type="string" calcext:value-type="string">
            <text:p>491nm</text:p>
          </table:table-cell>
          <table:table-cell office:value-type="float" office:value="0.238698" calcext:value-type="float">
            <text:p>0.238698</text:p>
          </table:table-cell>
        </table:table-row>
        <table:table-row table:style-name="ro1">
          <table:table-cell office:value-type="string" calcext:value-type="string">
            <text:p>492nm</text:p>
          </table:table-cell>
          <table:table-cell office:value-type="float" office:value="0.231767" calcext:value-type="float">
            <text:p>0.231767</text:p>
          </table:table-cell>
        </table:table-row>
        <table:table-row table:style-name="ro1">
          <table:table-cell office:value-type="string" calcext:value-type="string">
            <text:p>493nm</text:p>
          </table:table-cell>
          <table:table-cell office:value-type="float" office:value="0.225222" calcext:value-type="float">
            <text:p>0.225222</text:p>
          </table:table-cell>
        </table:table-row>
        <table:table-row table:style-name="ro1">
          <table:table-cell office:value-type="string" calcext:value-type="string">
            <text:p>494nm</text:p>
          </table:table-cell>
          <table:table-cell office:value-type="float" office:value="0.219468" calcext:value-type="float">
            <text:p>0.219468</text:p>
          </table:table-cell>
        </table:table-row>
        <table:table-row table:style-name="ro1">
          <table:table-cell office:value-type="string" calcext:value-type="string">
            <text:p>495nm</text:p>
          </table:table-cell>
          <table:table-cell office:value-type="float" office:value="0.21573" calcext:value-type="float">
            <text:p>0.21573</text:p>
          </table:table-cell>
        </table:table-row>
        <table:table-row table:style-name="ro1">
          <table:table-cell office:value-type="string" calcext:value-type="string">
            <text:p>496nm</text:p>
          </table:table-cell>
          <table:table-cell office:value-type="float" office:value="0.213884" calcext:value-type="float">
            <text:p>0.213884</text:p>
          </table:table-cell>
        </table:table-row>
        <table:table-row table:style-name="ro1">
          <table:table-cell office:value-type="string" calcext:value-type="string">
            <text:p>497nm</text:p>
          </table:table-cell>
          <table:table-cell office:value-type="float" office:value="0.21379" calcext:value-type="float">
            <text:p>0.21379</text:p>
          </table:table-cell>
        </table:table-row>
        <table:table-row table:style-name="ro1">
          <table:table-cell office:value-type="string" calcext:value-type="string">
            <text:p>498nm</text:p>
          </table:table-cell>
          <table:table-cell office:value-type="float" office:value="0.214046" calcext:value-type="float">
            <text:p>0.214046</text:p>
          </table:table-cell>
        </table:table-row>
        <table:table-row table:style-name="ro1">
          <table:table-cell office:value-type="string" calcext:value-type="string">
            <text:p>499nm</text:p>
          </table:table-cell>
          <table:table-cell office:value-type="float" office:value="0.215057" calcext:value-type="float">
            <text:p>0.215057</text:p>
          </table:table-cell>
        </table:table-row>
        <table:table-row table:style-name="ro1">
          <table:table-cell office:value-type="string" calcext:value-type="string">
            <text:p>500nm</text:p>
          </table:table-cell>
          <table:table-cell office:value-type="float" office:value="0.217492" calcext:value-type="float">
            <text:p>0.217492</text:p>
          </table:table-cell>
        </table:table-row>
        <table:table-row table:style-name="ro1">
          <table:table-cell office:value-type="string" calcext:value-type="string">
            <text:p>501nm</text:p>
          </table:table-cell>
          <table:table-cell office:value-type="float" office:value="0.221266" calcext:value-type="float">
            <text:p>0.221266</text:p>
          </table:table-cell>
        </table:table-row>
        <table:table-row table:style-name="ro1">
          <table:table-cell office:value-type="string" calcext:value-type="string">
            <text:p>502nm</text:p>
          </table:table-cell>
          <table:table-cell office:value-type="float" office:value="0.226532" calcext:value-type="float">
            <text:p>0.226532</text:p>
          </table:table-cell>
        </table:table-row>
        <table:table-row table:style-name="ro1">
          <table:table-cell office:value-type="string" calcext:value-type="string">
            <text:p>503nm</text:p>
          </table:table-cell>
          <table:table-cell office:value-type="float" office:value="0.232455" calcext:value-type="float">
            <text:p>0.232455</text:p>
          </table:table-cell>
        </table:table-row>
        <table:table-row table:style-name="ro1">
          <table:table-cell office:value-type="string" calcext:value-type="string">
            <text:p>504nm</text:p>
          </table:table-cell>
          <table:table-cell office:value-type="float" office:value="0.239166" calcext:value-type="float">
            <text:p>0.239166</text:p>
          </table:table-cell>
        </table:table-row>
        <table:table-row table:style-name="ro1">
          <table:table-cell office:value-type="string" calcext:value-type="string">
            <text:p>505nm</text:p>
          </table:table-cell>
          <table:table-cell office:value-type="float" office:value="0.246292" calcext:value-type="float">
            <text:p>0.246292</text:p>
          </table:table-cell>
        </table:table-row>
        <table:table-row table:style-name="ro1">
          <table:table-cell office:value-type="string" calcext:value-type="string">
            <text:p>506nm</text:p>
          </table:table-cell>
          <table:table-cell office:value-type="float" office:value="0.253739" calcext:value-type="float">
            <text:p>0.253739</text:p>
          </table:table-cell>
        </table:table-row>
        <table:table-row table:style-name="ro1">
          <table:table-cell office:value-type="string" calcext:value-type="string">
            <text:p>507nm</text:p>
          </table:table-cell>
          <table:table-cell office:value-type="float" office:value="0.261802" calcext:value-type="float">
            <text:p>0.261802</text:p>
          </table:table-cell>
        </table:table-row>
        <table:table-row table:style-name="ro1">
          <table:table-cell office:value-type="string" calcext:value-type="string">
            <text:p>508nm</text:p>
          </table:table-cell>
          <table:table-cell office:value-type="float" office:value="0.270302" calcext:value-type="float">
            <text:p>0.270302</text:p>
          </table:table-cell>
        </table:table-row>
        <table:table-row table:style-name="ro1">
          <table:table-cell office:value-type="string" calcext:value-type="string">
            <text:p>509nm</text:p>
          </table:table-cell>
          <table:table-cell office:value-type="float" office:value="0.279407" calcext:value-type="float">
            <text:p>0.279407</text:p>
          </table:table-cell>
        </table:table-row>
        <table:table-row table:style-name="ro1">
          <table:table-cell office:value-type="string" calcext:value-type="string">
            <text:p>510nm</text:p>
          </table:table-cell>
          <table:table-cell office:value-type="float" office:value="0.288832" calcext:value-type="float">
            <text:p>0.288832</text:p>
          </table:table-cell>
        </table:table-row>
        <table:table-row table:style-name="ro1">
          <table:table-cell office:value-type="string" calcext:value-type="string">
            <text:p>511nm</text:p>
          </table:table-cell>
          <table:table-cell office:value-type="float" office:value="0.2986" calcext:value-type="float">
            <text:p>0.2986</text:p>
          </table:table-cell>
        </table:table-row>
        <table:table-row table:style-name="ro1">
          <table:table-cell office:value-type="string" calcext:value-type="string">
            <text:p>512nm</text:p>
          </table:table-cell>
          <table:table-cell office:value-type="float" office:value="0.308817" calcext:value-type="float">
            <text:p>0.308817</text:p>
          </table:table-cell>
        </table:table-row>
        <table:table-row table:style-name="ro1">
          <table:table-cell office:value-type="string" calcext:value-type="string">
            <text:p>513nm</text:p>
          </table:table-cell>
          <table:table-cell office:value-type="float" office:value="0.319342" calcext:value-type="float">
            <text:p>0.319342</text:p>
          </table:table-cell>
        </table:table-row>
        <table:table-row table:style-name="ro1">
          <table:table-cell office:value-type="string" calcext:value-type="string">
            <text:p>514nm</text:p>
          </table:table-cell>
          <table:table-cell office:value-type="float" office:value="0.329948" calcext:value-type="float">
            <text:p>0.329948</text:p>
          </table:table-cell>
        </table:table-row>
        <table:table-row table:style-name="ro1">
          <table:table-cell office:value-type="string" calcext:value-type="string">
            <text:p>515nm</text:p>
          </table:table-cell>
          <table:table-cell office:value-type="float" office:value="0.34028" calcext:value-type="float">
            <text:p>0.34028</text:p>
          </table:table-cell>
        </table:table-row>
        <table:table-row table:style-name="ro1">
          <table:table-cell office:value-type="string" calcext:value-type="string">
            <text:p>516nm</text:p>
          </table:table-cell>
          <table:table-cell office:value-type="float" office:value="0.35047" calcext:value-type="float">
            <text:p>0.35047</text:p>
          </table:table-cell>
        </table:table-row>
        <table:table-row table:style-name="ro1">
          <table:table-cell office:value-type="string" calcext:value-type="string">
            <text:p>517nm</text:p>
          </table:table-cell>
          <table:table-cell office:value-type="float" office:value="0.361061" calcext:value-type="float">
            <text:p>0.361061</text:p>
          </table:table-cell>
        </table:table-row>
        <table:table-row table:style-name="ro1">
          <table:table-cell office:value-type="string" calcext:value-type="string">
            <text:p>518nm</text:p>
          </table:table-cell>
          <table:table-cell office:value-type="float" office:value="0.372137" calcext:value-type="float">
            <text:p>0.372137</text:p>
          </table:table-cell>
        </table:table-row>
        <table:table-row table:style-name="ro1">
          <table:table-cell office:value-type="string" calcext:value-type="string">
            <text:p>519nm</text:p>
          </table:table-cell>
          <table:table-cell office:value-type="float" office:value="0.383426" calcext:value-type="float">
            <text:p>0.383426</text:p>
          </table:table-cell>
        </table:table-row>
        <table:table-row table:style-name="ro1">
          <table:table-cell office:value-type="string" calcext:value-type="string">
            <text:p>520nm</text:p>
          </table:table-cell>
          <table:table-cell office:value-type="float" office:value="0.394555" calcext:value-type="float">
            <text:p>0.394555</text:p>
          </table:table-cell>
        </table:table-row>
        <table:table-row table:style-name="ro1">
          <table:table-cell office:value-type="string" calcext:value-type="string">
            <text:p>521nm</text:p>
          </table:table-cell>
          <table:table-cell office:value-type="float" office:value="0.405016" calcext:value-type="float">
            <text:p>0.405016</text:p>
          </table:table-cell>
        </table:table-row>
        <table:table-row table:style-name="ro1">
          <table:table-cell office:value-type="string" calcext:value-type="string">
            <text:p>522nm</text:p>
          </table:table-cell>
          <table:table-cell office:value-type="float" office:value="0.414343" calcext:value-type="float">
            <text:p>0.414343</text:p>
          </table:table-cell>
        </table:table-row>
        <table:table-row table:style-name="ro1">
          <table:table-cell office:value-type="string" calcext:value-type="string">
            <text:p>523nm</text:p>
          </table:table-cell>
          <table:table-cell office:value-type="float" office:value="0.422574" calcext:value-type="float">
            <text:p>0.422574</text:p>
          </table:table-cell>
        </table:table-row>
        <table:table-row table:style-name="ro1">
          <table:table-cell office:value-type="string" calcext:value-type="string">
            <text:p>524nm</text:p>
          </table:table-cell>
          <table:table-cell office:value-type="float" office:value="0.430478" calcext:value-type="float">
            <text:p>0.430478</text:p>
          </table:table-cell>
        </table:table-row>
        <table:table-row table:style-name="ro1">
          <table:table-cell office:value-type="string" calcext:value-type="string">
            <text:p>525nm</text:p>
          </table:table-cell>
          <table:table-cell office:value-type="float" office:value="0.438662" calcext:value-type="float">
            <text:p>0.438662</text:p>
          </table:table-cell>
        </table:table-row>
        <table:table-row table:style-name="ro1">
          <table:table-cell office:value-type="string" calcext:value-type="string">
            <text:p>526nm</text:p>
          </table:table-cell>
          <table:table-cell office:value-type="float" office:value="0.446864" calcext:value-type="float">
            <text:p>0.446864</text:p>
          </table:table-cell>
        </table:table-row>
        <table:table-row table:style-name="ro1">
          <table:table-cell office:value-type="string" calcext:value-type="string">
            <text:p>527nm</text:p>
          </table:table-cell>
          <table:table-cell office:value-type="float" office:value="0.454689" calcext:value-type="float">
            <text:p>0.454689</text:p>
          </table:table-cell>
        </table:table-row>
        <table:table-row table:style-name="ro1">
          <table:table-cell office:value-type="string" calcext:value-type="string">
            <text:p>528nm</text:p>
          </table:table-cell>
          <table:table-cell office:value-type="float" office:value="0.46209" calcext:value-type="float">
            <text:p>0.46209</text:p>
          </table:table-cell>
        </table:table-row>
        <table:table-row table:style-name="ro1">
          <table:table-cell office:value-type="string" calcext:value-type="string">
            <text:p>529nm</text:p>
          </table:table-cell>
          <table:table-cell office:value-type="float" office:value="0.469187" calcext:value-type="float">
            <text:p>0.469187</text:p>
          </table:table-cell>
        </table:table-row>
        <table:table-row table:style-name="ro1">
          <table:table-cell office:value-type="string" calcext:value-type="string">
            <text:p>530nm</text:p>
          </table:table-cell>
          <table:table-cell office:value-type="float" office:value="0.476107" calcext:value-type="float">
            <text:p>0.476107</text:p>
          </table:table-cell>
        </table:table-row>
        <table:table-row table:style-name="ro1">
          <table:table-cell office:value-type="string" calcext:value-type="string">
            <text:p>531nm</text:p>
          </table:table-cell>
          <table:table-cell office:value-type="float" office:value="0.482604" calcext:value-type="float">
            <text:p>0.482604</text:p>
          </table:table-cell>
        </table:table-row>
        <table:table-row table:style-name="ro1">
          <table:table-cell office:value-type="string" calcext:value-type="string">
            <text:p>532nm</text:p>
          </table:table-cell>
          <table:table-cell office:value-type="float" office:value="0.488768" calcext:value-type="float">
            <text:p>0.488768</text:p>
          </table:table-cell>
        </table:table-row>
        <table:table-row table:style-name="ro1">
          <table:table-cell office:value-type="string" calcext:value-type="string">
            <text:p>533nm</text:p>
          </table:table-cell>
          <table:table-cell office:value-type="float" office:value="0.494001" calcext:value-type="float">
            <text:p>0.494001</text:p>
          </table:table-cell>
        </table:table-row>
        <table:table-row table:style-name="ro1">
          <table:table-cell office:value-type="string" calcext:value-type="string">
            <text:p>534nm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 office:value-type="string" calcext:value-type="string">
            <text:p>535nm</text:p>
          </table:table-cell>
          <table:table-cell office:value-type="float" office:value="0.500821" calcext:value-type="float">
            <text:p>0.500821</text:p>
          </table:table-cell>
        </table:table-row>
        <table:table-row table:style-name="ro1">
          <table:table-cell office:value-type="string" calcext:value-type="string">
            <text:p>536nm</text:p>
          </table:table-cell>
          <table:table-cell office:value-type="float" office:value="0.503175" calcext:value-type="float">
            <text:p>0.503175</text:p>
          </table:table-cell>
        </table:table-row>
        <table:table-row table:style-name="ro1">
          <table:table-cell office:value-type="string" calcext:value-type="string">
            <text:p>537nm</text:p>
          </table:table-cell>
          <table:table-cell office:value-type="float" office:value="0.505659" calcext:value-type="float">
            <text:p>0.505659</text:p>
          </table:table-cell>
        </table:table-row>
        <table:table-row table:style-name="ro1">
          <table:table-cell office:value-type="string" calcext:value-type="string">
            <text:p>538nm</text:p>
          </table:table-cell>
          <table:table-cell office:value-type="float" office:value="0.50813" calcext:value-type="float">
            <text:p>0.50813</text:p>
          </table:table-cell>
        </table:table-row>
        <table:table-row table:style-name="ro1">
          <table:table-cell office:value-type="string" calcext:value-type="string">
            <text:p>539nm</text:p>
          </table:table-cell>
          <table:table-cell office:value-type="float" office:value="0.510431" calcext:value-type="float">
            <text:p>0.510431</text:p>
          </table:table-cell>
        </table:table-row>
        <table:table-row table:style-name="ro1">
          <table:table-cell office:value-type="string" calcext:value-type="string">
            <text:p>540nm</text:p>
          </table:table-cell>
          <table:table-cell office:value-type="float" office:value="0.512473" calcext:value-type="float">
            <text:p>0.512473</text:p>
          </table:table-cell>
        </table:table-row>
        <table:table-row table:style-name="ro1">
          <table:table-cell office:value-type="string" calcext:value-type="string">
            <text:p>541nm</text:p>
          </table:table-cell>
          <table:table-cell office:value-type="float" office:value="0.514248" calcext:value-type="float">
            <text:p>0.514248</text:p>
          </table:table-cell>
        </table:table-row>
        <table:table-row table:style-name="ro1">
          <table:table-cell office:value-type="string" calcext:value-type="string">
            <text:p>542nm</text:p>
          </table:table-cell>
          <table:table-cell office:value-type="float" office:value="0.515782" calcext:value-type="float">
            <text:p>0.515782</text:p>
          </table:table-cell>
        </table:table-row>
        <table:table-row table:style-name="ro1">
          <table:table-cell office:value-type="string" calcext:value-type="string">
            <text:p>543nm</text:p>
          </table:table-cell>
          <table:table-cell office:value-type="float" office:value="0.516726" calcext:value-type="float">
            <text:p>0.516726</text:p>
          </table:table-cell>
        </table:table-row>
        <table:table-row table:style-name="ro1">
          <table:table-cell office:value-type="string" calcext:value-type="string">
            <text:p>544nm</text:p>
          </table:table-cell>
          <table:table-cell office:value-type="float" office:value="0.517215" calcext:value-type="float">
            <text:p>0.517215</text:p>
          </table:table-cell>
        </table:table-row>
        <table:table-row table:style-name="ro1">
          <table:table-cell office:value-type="string" calcext:value-type="string">
            <text:p>545nm</text:p>
          </table:table-cell>
          <table:table-cell office:value-type="float" office:value="0.517153" calcext:value-type="float">
            <text:p>0.517153</text:p>
          </table:table-cell>
        </table:table-row>
        <table:table-row table:style-name="ro1">
          <table:table-cell office:value-type="string" calcext:value-type="string">
            <text:p>546nm</text:p>
          </table:table-cell>
          <table:table-cell office:value-type="float" office:value="0.516927" calcext:value-type="float">
            <text:p>0.516927</text:p>
          </table:table-cell>
        </table:table-row>
        <table:table-row table:style-name="ro1">
          <table:table-cell office:value-type="string" calcext:value-type="string">
            <text:p>547nm</text:p>
          </table:table-cell>
          <table:table-cell office:value-type="float" office:value="0.51623" calcext:value-type="float">
            <text:p>0.51623</text:p>
          </table:table-cell>
        </table:table-row>
        <table:table-row table:style-name="ro1">
          <table:table-cell office:value-type="string" calcext:value-type="string">
            <text:p>548nm</text:p>
          </table:table-cell>
          <table:table-cell office:value-type="float" office:value="0.51456" calcext:value-type="float">
            <text:p>0.51456</text:p>
          </table:table-cell>
        </table:table-row>
        <table:table-row table:style-name="ro1">
          <table:table-cell office:value-type="string" calcext:value-type="string">
            <text:p>549nm</text:p>
          </table:table-cell>
          <table:table-cell office:value-type="float" office:value="0.511969" calcext:value-type="float">
            <text:p>0.511969</text:p>
          </table:table-cell>
        </table:table-row>
        <table:table-row table:style-name="ro1">
          <table:table-cell office:value-type="string" calcext:value-type="string">
            <text:p>550nm</text:p>
          </table:table-cell>
          <table:table-cell office:value-type="float" office:value="0.509599" calcext:value-type="float">
            <text:p>0.509599</text:p>
          </table:table-cell>
        </table:table-row>
        <table:table-row table:style-name="ro1">
          <table:table-cell office:value-type="string" calcext:value-type="string">
            <text:p>551nm</text:p>
          </table:table-cell>
          <table:table-cell office:value-type="float" office:value="0.50807" calcext:value-type="float">
            <text:p>0.50807</text:p>
          </table:table-cell>
        </table:table-row>
        <table:table-row table:style-name="ro1">
          <table:table-cell office:value-type="string" calcext:value-type="string">
            <text:p>552nm</text:p>
          </table:table-cell>
          <table:table-cell office:value-type="float" office:value="0.506653" calcext:value-type="float">
            <text:p>0.506653</text:p>
          </table:table-cell>
        </table:table-row>
        <table:table-row table:style-name="ro1">
          <table:table-cell office:value-type="string" calcext:value-type="string">
            <text:p>553nm</text:p>
          </table:table-cell>
          <table:table-cell office:value-type="float" office:value="0.504137" calcext:value-type="float">
            <text:p>0.504137</text:p>
          </table:table-cell>
        </table:table-row>
        <table:table-row table:style-name="ro1">
          <table:table-cell office:value-type="string" calcext:value-type="string">
            <text:p>554nm</text:p>
          </table:table-cell>
          <table:table-cell office:value-type="float" office:value="0.500535" calcext:value-type="float">
            <text:p>0.500535</text:p>
          </table:table-cell>
        </table:table-row>
        <table:table-row table:style-name="ro1">
          <table:table-cell office:value-type="string" calcext:value-type="string">
            <text:p>555nm</text:p>
          </table:table-cell>
          <table:table-cell office:value-type="float" office:value="0.496618" calcext:value-type="float">
            <text:p>0.496618</text:p>
          </table:table-cell>
        </table:table-row>
        <table:table-row table:style-name="ro1">
          <table:table-cell office:value-type="string" calcext:value-type="string">
            <text:p>556nm</text:p>
          </table:table-cell>
          <table:table-cell office:value-type="float" office:value="0.49275" calcext:value-type="float">
            <text:p>0.49275</text:p>
          </table:table-cell>
        </table:table-row>
        <table:table-row table:style-name="ro1">
          <table:table-cell office:value-type="string" calcext:value-type="string">
            <text:p>557nm</text:p>
          </table:table-cell>
          <table:table-cell office:value-type="float" office:value="0.488526" calcext:value-type="float">
            <text:p>0.488526</text:p>
          </table:table-cell>
        </table:table-row>
        <table:table-row table:style-name="ro1">
          <table:table-cell office:value-type="string" calcext:value-type="string">
            <text:p>558nm</text:p>
          </table:table-cell>
          <table:table-cell office:value-type="float" office:value="0.483909" calcext:value-type="float">
            <text:p>0.483909</text:p>
          </table:table-cell>
        </table:table-row>
        <table:table-row table:style-name="ro1">
          <table:table-cell office:value-type="string" calcext:value-type="string">
            <text:p>559nm</text:p>
          </table:table-cell>
          <table:table-cell office:value-type="float" office:value="0.478973" calcext:value-type="float">
            <text:p>0.478973</text:p>
          </table:table-cell>
        </table:table-row>
        <table:table-row table:style-name="ro1">
          <table:table-cell office:value-type="string" calcext:value-type="string">
            <text:p>560nm</text:p>
          </table:table-cell>
          <table:table-cell office:value-type="float" office:value="0.474131" calcext:value-type="float">
            <text:p>0.474131</text:p>
          </table:table-cell>
        </table:table-row>
        <table:table-row table:style-name="ro1">
          <table:table-cell office:value-type="string" calcext:value-type="string">
            <text:p>561nm</text:p>
          </table:table-cell>
          <table:table-cell office:value-type="float" office:value="0.469208" calcext:value-type="float">
            <text:p>0.469208</text:p>
          </table:table-cell>
        </table:table-row>
        <table:table-row table:style-name="ro1">
          <table:table-cell office:value-type="string" calcext:value-type="string">
            <text:p>562nm</text:p>
          </table:table-cell>
          <table:table-cell office:value-type="float" office:value="0.46386" calcext:value-type="float">
            <text:p>0.46386</text:p>
          </table:table-cell>
        </table:table-row>
        <table:table-row table:style-name="ro1">
          <table:table-cell office:value-type="string" calcext:value-type="string">
            <text:p>563nm</text:p>
          </table:table-cell>
          <table:table-cell office:value-type="float" office:value="0.458057" calcext:value-type="float">
            <text:p>0.458057</text:p>
          </table:table-cell>
        </table:table-row>
        <table:table-row table:style-name="ro1">
          <table:table-cell office:value-type="string" calcext:value-type="string">
            <text:p>564nm</text:p>
          </table:table-cell>
          <table:table-cell office:value-type="float" office:value="0.451985" calcext:value-type="float">
            <text:p>0.451985</text:p>
          </table:table-cell>
        </table:table-row>
        <table:table-row table:style-name="ro1">
          <table:table-cell office:value-type="string" calcext:value-type="string">
            <text:p>565nm</text:p>
          </table:table-cell>
          <table:table-cell office:value-type="float" office:value="0.445921" calcext:value-type="float">
            <text:p>0.445921</text:p>
          </table:table-cell>
        </table:table-row>
        <table:table-row table:style-name="ro1">
          <table:table-cell office:value-type="string" calcext:value-type="string">
            <text:p>566nm</text:p>
          </table:table-cell>
          <table:table-cell office:value-type="float" office:value="0.440173" calcext:value-type="float">
            <text:p>0.440173</text:p>
          </table:table-cell>
        </table:table-row>
        <table:table-row table:style-name="ro1">
          <table:table-cell office:value-type="string" calcext:value-type="string">
            <text:p>567nm</text:p>
          </table:table-cell>
          <table:table-cell office:value-type="float" office:value="0.434819" calcext:value-type="float">
            <text:p>0.434819</text:p>
          </table:table-cell>
        </table:table-row>
        <table:table-row table:style-name="ro1">
          <table:table-cell office:value-type="string" calcext:value-type="string">
            <text:p>568nm</text:p>
          </table:table-cell>
          <table:table-cell office:value-type="float" office:value="0.430065" calcext:value-type="float">
            <text:p>0.430065</text:p>
          </table:table-cell>
        </table:table-row>
        <table:table-row table:style-name="ro1">
          <table:table-cell office:value-type="string" calcext:value-type="string">
            <text:p>569nm</text:p>
          </table:table-cell>
          <table:table-cell office:value-type="float" office:value="0.425811" calcext:value-type="float">
            <text:p>0.425811</text:p>
          </table:table-cell>
        </table:table-row>
        <table:table-row table:style-name="ro1">
          <table:table-cell office:value-type="string" calcext:value-type="string">
            <text:p>570nm</text:p>
          </table:table-cell>
          <table:table-cell office:value-type="float" office:value="0.422183" calcext:value-type="float">
            <text:p>0.422183</text:p>
          </table:table-cell>
        </table:table-row>
        <table:table-row table:style-name="ro1">
          <table:table-cell office:value-type="string" calcext:value-type="string">
            <text:p>571nm</text:p>
          </table:table-cell>
          <table:table-cell office:value-type="float" office:value="0.419773" calcext:value-type="float">
            <text:p>0.419773</text:p>
          </table:table-cell>
        </table:table-row>
        <table:table-row table:style-name="ro1">
          <table:table-cell office:value-type="string" calcext:value-type="string">
            <text:p>572nm</text:p>
          </table:table-cell>
          <table:table-cell office:value-type="float" office:value="0.418369" calcext:value-type="float">
            <text:p>0.418369</text:p>
          </table:table-cell>
        </table:table-row>
        <table:table-row table:style-name="ro1">
          <table:table-cell office:value-type="string" calcext:value-type="string">
            <text:p>573nm</text:p>
          </table:table-cell>
          <table:table-cell office:value-type="float" office:value="0.419051" calcext:value-type="float">
            <text:p>0.419051</text:p>
          </table:table-cell>
        </table:table-row>
        <table:table-row table:style-name="ro1">
          <table:table-cell office:value-type="string" calcext:value-type="string">
            <text:p>574nm</text:p>
          </table:table-cell>
          <table:table-cell office:value-type="float" office:value="0.421124" calcext:value-type="float">
            <text:p>0.421124</text:p>
          </table:table-cell>
        </table:table-row>
        <table:table-row table:style-name="ro1">
          <table:table-cell office:value-type="string" calcext:value-type="string">
            <text:p>575nm</text:p>
          </table:table-cell>
          <table:table-cell office:value-type="float" office:value="0.425651" calcext:value-type="float">
            <text:p>0.425651</text:p>
          </table:table-cell>
        </table:table-row>
        <table:table-row table:style-name="ro1">
          <table:table-cell office:value-type="string" calcext:value-type="string">
            <text:p>576nm</text:p>
          </table:table-cell>
          <table:table-cell office:value-type="float" office:value="0.431913" calcext:value-type="float">
            <text:p>0.431913</text:p>
          </table:table-cell>
        </table:table-row>
        <table:table-row table:style-name="ro1">
          <table:table-cell office:value-type="string" calcext:value-type="string">
            <text:p>577nm</text:p>
          </table:table-cell>
          <table:table-cell office:value-type="float" office:value="0.440242" calcext:value-type="float">
            <text:p>0.440242</text:p>
          </table:table-cell>
        </table:table-row>
        <table:table-row table:style-name="ro1">
          <table:table-cell office:value-type="string" calcext:value-type="string">
            <text:p>578nm</text:p>
          </table:table-cell>
          <table:table-cell office:value-type="float" office:value="0.450282" calcext:value-type="float">
            <text:p>0.450282</text:p>
          </table:table-cell>
        </table:table-row>
        <table:table-row table:style-name="ro1">
          <table:table-cell office:value-type="string" calcext:value-type="string">
            <text:p>579nm</text:p>
          </table:table-cell>
          <table:table-cell office:value-type="float" office:value="0.461475" calcext:value-type="float">
            <text:p>0.461475</text:p>
          </table:table-cell>
        </table:table-row>
        <table:table-row table:style-name="ro1">
          <table:table-cell office:value-type="string" calcext:value-type="string">
            <text:p>580nm</text:p>
          </table:table-cell>
          <table:table-cell office:value-type="float" office:value="0.47346" calcext:value-type="float">
            <text:p>0.47346</text:p>
          </table:table-cell>
        </table:table-row>
        <table:table-row table:style-name="ro1">
          <table:table-cell office:value-type="string" calcext:value-type="string">
            <text:p>581nm</text:p>
          </table:table-cell>
          <table:table-cell office:value-type="float" office:value="0.48553" calcext:value-type="float">
            <text:p>0.48553</text:p>
          </table:table-cell>
        </table:table-row>
        <table:table-row table:style-name="ro1">
          <table:table-cell office:value-type="string" calcext:value-type="string">
            <text:p>582nm</text:p>
          </table:table-cell>
          <table:table-cell office:value-type="float" office:value="0.497259" calcext:value-type="float">
            <text:p>0.497259</text:p>
          </table:table-cell>
        </table:table-row>
        <table:table-row table:style-name="ro1">
          <table:table-cell office:value-type="string" calcext:value-type="string">
            <text:p>583nm</text:p>
          </table:table-cell>
          <table:table-cell office:value-type="float" office:value="0.508503" calcext:value-type="float">
            <text:p>0.508503</text:p>
          </table:table-cell>
        </table:table-row>
        <table:table-row table:style-name="ro1">
          <table:table-cell office:value-type="string" calcext:value-type="string">
            <text:p>584nm</text:p>
          </table:table-cell>
          <table:table-cell office:value-type="float" office:value="0.518869" calcext:value-type="float">
            <text:p>0.518869</text:p>
          </table:table-cell>
        </table:table-row>
        <table:table-row table:style-name="ro1">
          <table:table-cell office:value-type="string" calcext:value-type="string">
            <text:p>585nm</text:p>
          </table:table-cell>
          <table:table-cell office:value-type="float" office:value="0.528516" calcext:value-type="float">
            <text:p>0.528516</text:p>
          </table:table-cell>
        </table:table-row>
        <table:table-row table:style-name="ro1">
          <table:table-cell office:value-type="string" calcext:value-type="string">
            <text:p>586nm</text:p>
          </table:table-cell>
          <table:table-cell office:value-type="float" office:value="0.536374" calcext:value-type="float">
            <text:p>0.536374</text:p>
          </table:table-cell>
        </table:table-row>
        <table:table-row table:style-name="ro1">
          <table:table-cell office:value-type="string" calcext:value-type="string">
            <text:p>587nm</text:p>
          </table:table-cell>
          <table:table-cell office:value-type="float" office:value="0.540796" calcext:value-type="float">
            <text:p>0.540796</text:p>
          </table:table-cell>
        </table:table-row>
        <table:table-row table:style-name="ro1">
          <table:table-cell office:value-type="string" calcext:value-type="string">
            <text:p>588nm</text:p>
          </table:table-cell>
          <table:table-cell office:value-type="float" office:value="0.542087" calcext:value-type="float">
            <text:p>0.542087</text:p>
          </table:table-cell>
        </table:table-row>
        <table:table-row table:style-name="ro1">
          <table:table-cell office:value-type="string" calcext:value-type="string">
            <text:p>589nm</text:p>
          </table:table-cell>
          <table:table-cell office:value-type="float" office:value="0.541762" calcext:value-type="float">
            <text:p>0.541762</text:p>
          </table:table-cell>
        </table:table-row>
        <table:table-row table:style-name="ro1">
          <table:table-cell office:value-type="string" calcext:value-type="string">
            <text:p>590nm</text:p>
          </table:table-cell>
          <table:table-cell office:value-type="float" office:value="0.541861" calcext:value-type="float">
            <text:p>0.541861</text:p>
          </table:table-cell>
        </table:table-row>
        <table:table-row table:style-name="ro1">
          <table:table-cell office:value-type="string" calcext:value-type="string">
            <text:p>591nm</text:p>
          </table:table-cell>
          <table:table-cell office:value-type="float" office:value="0.540491" calcext:value-type="float">
            <text:p>0.540491</text:p>
          </table:table-cell>
        </table:table-row>
        <table:table-row table:style-name="ro1">
          <table:table-cell office:value-type="string" calcext:value-type="string">
            <text:p>592nm</text:p>
          </table:table-cell>
          <table:table-cell office:value-type="float" office:value="0.53703" calcext:value-type="float">
            <text:p>0.53703</text:p>
          </table:table-cell>
        </table:table-row>
        <table:table-row table:style-name="ro1">
          <table:table-cell office:value-type="string" calcext:value-type="string">
            <text:p>593nm</text:p>
          </table:table-cell>
          <table:table-cell office:value-type="float" office:value="0.531161" calcext:value-type="float">
            <text:p>0.531161</text:p>
          </table:table-cell>
        </table:table-row>
        <table:table-row table:style-name="ro1">
          <table:table-cell office:value-type="string" calcext:value-type="string">
            <text:p>594nm</text:p>
          </table:table-cell>
          <table:table-cell office:value-type="float" office:value="0.524555" calcext:value-type="float">
            <text:p>0.524555</text:p>
          </table:table-cell>
        </table:table-row>
        <table:table-row table:style-name="ro1">
          <table:table-cell office:value-type="string" calcext:value-type="string">
            <text:p>595nm</text:p>
          </table:table-cell>
          <table:table-cell office:value-type="float" office:value="0.517199" calcext:value-type="float">
            <text:p>0.517199</text:p>
          </table:table-cell>
        </table:table-row>
        <table:table-row table:style-name="ro1">
          <table:table-cell office:value-type="string" calcext:value-type="string">
            <text:p>596nm</text:p>
          </table:table-cell>
          <table:table-cell office:value-type="float" office:value="0.509064" calcext:value-type="float">
            <text:p>0.509064</text:p>
          </table:table-cell>
        </table:table-row>
        <table:table-row table:style-name="ro1">
          <table:table-cell office:value-type="string" calcext:value-type="string">
            <text:p>597nm</text:p>
          </table:table-cell>
          <table:table-cell office:value-type="float" office:value="0.500143" calcext:value-type="float">
            <text:p>0.500143</text:p>
          </table:table-cell>
        </table:table-row>
        <table:table-row table:style-name="ro1">
          <table:table-cell office:value-type="string" calcext:value-type="string">
            <text:p>598nm</text:p>
          </table:table-cell>
          <table:table-cell office:value-type="float" office:value="0.490031" calcext:value-type="float">
            <text:p>0.490031</text:p>
          </table:table-cell>
        </table:table-row>
        <table:table-row table:style-name="ro1">
          <table:table-cell office:value-type="string" calcext:value-type="string">
            <text:p>599nm</text:p>
          </table:table-cell>
          <table:table-cell office:value-type="float" office:value="0.479076" calcext:value-type="float">
            <text:p>0.479076</text:p>
          </table:table-cell>
        </table:table-row>
        <table:table-row table:style-name="ro1">
          <table:table-cell office:value-type="string" calcext:value-type="string">
            <text:p>600nm</text:p>
          </table:table-cell>
          <table:table-cell office:value-type="float" office:value="0.467504" calcext:value-type="float">
            <text:p>0.467504</text:p>
          </table:table-cell>
        </table:table-row>
        <table:table-row table:style-name="ro1">
          <table:table-cell office:value-type="string" calcext:value-type="string">
            <text:p>601nm</text:p>
          </table:table-cell>
          <table:table-cell office:value-type="float" office:value="0.45598" calcext:value-type="float">
            <text:p>0.45598</text:p>
          </table:table-cell>
        </table:table-row>
        <table:table-row table:style-name="ro1">
          <table:table-cell office:value-type="string" calcext:value-type="string">
            <text:p>602nm</text:p>
          </table:table-cell>
          <table:table-cell office:value-type="float" office:value="0.44432" calcext:value-type="float">
            <text:p>0.44432</text:p>
          </table:table-cell>
        </table:table-row>
        <table:table-row table:style-name="ro1">
          <table:table-cell office:value-type="string" calcext:value-type="string">
            <text:p>603nm</text:p>
          </table:table-cell>
          <table:table-cell office:value-type="float" office:value="0.432426" calcext:value-type="float">
            <text:p>0.432426</text:p>
          </table:table-cell>
        </table:table-row>
        <table:table-row table:style-name="ro1">
          <table:table-cell office:value-type="string" calcext:value-type="string">
            <text:p>604nm</text:p>
          </table:table-cell>
          <table:table-cell office:value-type="float" office:value="0.420627" calcext:value-type="float">
            <text:p>0.420627</text:p>
          </table:table-cell>
        </table:table-row>
        <table:table-row table:style-name="ro1">
          <table:table-cell office:value-type="string" calcext:value-type="string">
            <text:p>605nm</text:p>
          </table:table-cell>
          <table:table-cell office:value-type="float" office:value="0.409335" calcext:value-type="float">
            <text:p>0.409335</text:p>
          </table:table-cell>
        </table:table-row>
        <table:table-row table:style-name="ro1">
          <table:table-cell office:value-type="string" calcext:value-type="string">
            <text:p>606nm</text:p>
          </table:table-cell>
          <table:table-cell office:value-type="float" office:value="0.39855" calcext:value-type="float">
            <text:p>0.39855</text:p>
          </table:table-cell>
        </table:table-row>
        <table:table-row table:style-name="ro1">
          <table:table-cell office:value-type="string" calcext:value-type="string">
            <text:p>607nm</text:p>
          </table:table-cell>
          <table:table-cell office:value-type="float" office:value="0.387874" calcext:value-type="float">
            <text:p>0.387874</text:p>
          </table:table-cell>
        </table:table-row>
        <table:table-row table:style-name="ro1">
          <table:table-cell office:value-type="string" calcext:value-type="string">
            <text:p>608nm</text:p>
          </table:table-cell>
          <table:table-cell office:value-type="float" office:value="0.377332" calcext:value-type="float">
            <text:p>0.377332</text:p>
          </table:table-cell>
        </table:table-row>
        <table:table-row table:style-name="ro1">
          <table:table-cell office:value-type="string" calcext:value-type="string">
            <text:p>609nm</text:p>
          </table:table-cell>
          <table:table-cell office:value-type="float" office:value="0.36792" calcext:value-type="float">
            <text:p>0.36792</text:p>
          </table:table-cell>
        </table:table-row>
        <table:table-row table:style-name="ro1">
          <table:table-cell office:value-type="string" calcext:value-type="string">
            <text:p>610nm</text:p>
          </table:table-cell>
          <table:table-cell office:value-type="float" office:value="0.359692" calcext:value-type="float">
            <text:p>0.359692</text:p>
          </table:table-cell>
        </table:table-row>
        <table:table-row table:style-name="ro1">
          <table:table-cell office:value-type="string" calcext:value-type="string">
            <text:p>611nm</text:p>
          </table:table-cell>
          <table:table-cell office:value-type="float" office:value="0.35183" calcext:value-type="float">
            <text:p>0.35183</text:p>
          </table:table-cell>
        </table:table-row>
        <table:table-row table:style-name="ro1">
          <table:table-cell office:value-type="string" calcext:value-type="string">
            <text:p>612nm</text:p>
          </table:table-cell>
          <table:table-cell office:value-type="float" office:value="0.343387" calcext:value-type="float">
            <text:p>0.343387</text:p>
          </table:table-cell>
        </table:table-row>
        <table:table-row table:style-name="ro1">
          <table:table-cell office:value-type="string" calcext:value-type="string">
            <text:p>613nm</text:p>
          </table:table-cell>
          <table:table-cell office:value-type="float" office:value="0.334493" calcext:value-type="float">
            <text:p>0.334493</text:p>
          </table:table-cell>
        </table:table-row>
        <table:table-row table:style-name="ro1">
          <table:table-cell office:value-type="string" calcext:value-type="string">
            <text:p>614nm</text:p>
          </table:table-cell>
          <table:table-cell office:value-type="float" office:value="0.325735" calcext:value-type="float">
            <text:p>0.325735</text:p>
          </table:table-cell>
        </table:table-row>
        <table:table-row table:style-name="ro1">
          <table:table-cell office:value-type="string" calcext:value-type="string">
            <text:p>615nm</text:p>
          </table:table-cell>
          <table:table-cell office:value-type="float" office:value="0.317474" calcext:value-type="float">
            <text:p>0.317474</text:p>
          </table:table-cell>
        </table:table-row>
        <table:table-row table:style-name="ro1">
          <table:table-cell office:value-type="string" calcext:value-type="string">
            <text:p>616nm</text:p>
          </table:table-cell>
          <table:table-cell office:value-type="float" office:value="0.309767" calcext:value-type="float">
            <text:p>0.309767</text:p>
          </table:table-cell>
        </table:table-row>
        <table:table-row table:style-name="ro1">
          <table:table-cell office:value-type="string" calcext:value-type="string">
            <text:p>617nm</text:p>
          </table:table-cell>
          <table:table-cell office:value-type="float" office:value="0.302727" calcext:value-type="float">
            <text:p>0.302727</text:p>
          </table:table-cell>
        </table:table-row>
        <table:table-row table:style-name="ro1">
          <table:table-cell office:value-type="string" calcext:value-type="string">
            <text:p>618nm</text:p>
          </table:table-cell>
          <table:table-cell office:value-type="float" office:value="0.296114" calcext:value-type="float">
            <text:p>0.296114</text:p>
          </table:table-cell>
        </table:table-row>
        <table:table-row table:style-name="ro1">
          <table:table-cell office:value-type="string" calcext:value-type="string">
            <text:p>619nm</text:p>
          </table:table-cell>
          <table:table-cell office:value-type="float" office:value="0.289727" calcext:value-type="float">
            <text:p>0.289727</text:p>
          </table:table-cell>
        </table:table-row>
        <table:table-row table:style-name="ro1">
          <table:table-cell office:value-type="string" calcext:value-type="string">
            <text:p>620nm</text:p>
          </table:table-cell>
          <table:table-cell office:value-type="float" office:value="0.283371" calcext:value-type="float">
            <text:p>0.283371</text:p>
          </table:table-cell>
        </table:table-row>
        <table:table-row table:style-name="ro1">
          <table:table-cell office:value-type="string" calcext:value-type="string">
            <text:p>621nm</text:p>
          </table:table-cell>
          <table:table-cell office:value-type="float" office:value="0.277022" calcext:value-type="float">
            <text:p>0.277022</text:p>
          </table:table-cell>
        </table:table-row>
        <table:table-row table:style-name="ro1">
          <table:table-cell office:value-type="string" calcext:value-type="string">
            <text:p>622nm</text:p>
          </table:table-cell>
          <table:table-cell office:value-type="float" office:value="0.271102" calcext:value-type="float">
            <text:p>0.271102</text:p>
          </table:table-cell>
        </table:table-row>
        <table:table-row table:style-name="ro1">
          <table:table-cell office:value-type="string" calcext:value-type="string">
            <text:p>623nm</text:p>
          </table:table-cell>
          <table:table-cell office:value-type="float" office:value="0.265641" calcext:value-type="float">
            <text:p>0.265641</text:p>
          </table:table-cell>
        </table:table-row>
        <table:table-row table:style-name="ro1">
          <table:table-cell office:value-type="string" calcext:value-type="string">
            <text:p>624nm</text:p>
          </table:table-cell>
          <table:table-cell office:value-type="float" office:value="0.260079" calcext:value-type="float">
            <text:p>0.260079</text:p>
          </table:table-cell>
        </table:table-row>
        <table:table-row table:style-name="ro1">
          <table:table-cell office:value-type="string" calcext:value-type="string">
            <text:p>625nm</text:p>
          </table:table-cell>
          <table:table-cell office:value-type="float" office:value="0.25403" calcext:value-type="float">
            <text:p>0.25403</text:p>
          </table:table-cell>
        </table:table-row>
        <table:table-row table:style-name="ro1">
          <table:table-cell office:value-type="string" calcext:value-type="string">
            <text:p>626nm</text:p>
          </table:table-cell>
          <table:table-cell office:value-type="float" office:value="0.247957" calcext:value-type="float">
            <text:p>0.247957</text:p>
          </table:table-cell>
        </table:table-row>
        <table:table-row table:style-name="ro1">
          <table:table-cell office:value-type="string" calcext:value-type="string">
            <text:p>627nm</text:p>
          </table:table-cell>
          <table:table-cell office:value-type="float" office:value="0.242358" calcext:value-type="float">
            <text:p>0.242358</text:p>
          </table:table-cell>
        </table:table-row>
        <table:table-row table:style-name="ro1">
          <table:table-cell office:value-type="string" calcext:value-type="string">
            <text:p>628nm</text:p>
          </table:table-cell>
          <table:table-cell office:value-type="float" office:value="0.237208" calcext:value-type="float">
            <text:p>0.237208</text:p>
          </table:table-cell>
        </table:table-row>
        <table:table-row table:style-name="ro1">
          <table:table-cell office:value-type="string" calcext:value-type="string">
            <text:p>629nm</text:p>
          </table:table-cell>
          <table:table-cell office:value-type="float" office:value="0.232068" calcext:value-type="float">
            <text:p>0.232068</text:p>
          </table:table-cell>
        </table:table-row>
        <table:table-row table:style-name="ro1">
          <table:table-cell office:value-type="string" calcext:value-type="string">
            <text:p>630nm</text:p>
          </table:table-cell>
          <table:table-cell office:value-type="float" office:value="0.227136" calcext:value-type="float">
            <text:p>0.227136</text:p>
          </table:table-cell>
        </table:table-row>
        <table:table-row table:style-name="ro1">
          <table:table-cell office:value-type="string" calcext:value-type="string">
            <text:p>631nm</text:p>
          </table:table-cell>
          <table:table-cell office:value-type="float" office:value="0.222557" calcext:value-type="float">
            <text:p>0.222557</text:p>
          </table:table-cell>
        </table:table-row>
        <table:table-row table:style-name="ro1">
          <table:table-cell office:value-type="string" calcext:value-type="string">
            <text:p>632nm</text:p>
          </table:table-cell>
          <table:table-cell office:value-type="float" office:value="0.218176" calcext:value-type="float">
            <text:p>0.218176</text:p>
          </table:table-cell>
        </table:table-row>
        <table:table-row table:style-name="ro1">
          <table:table-cell office:value-type="string" calcext:value-type="string">
            <text:p>633nm</text:p>
          </table:table-cell>
          <table:table-cell office:value-type="float" office:value="0.213617" calcext:value-type="float">
            <text:p>0.213617</text:p>
          </table:table-cell>
        </table:table-row>
        <table:table-row table:style-name="ro1">
          <table:table-cell office:value-type="string" calcext:value-type="string">
            <text:p>634nm</text:p>
          </table:table-cell>
          <table:table-cell office:value-type="float" office:value="0.208655" calcext:value-type="float">
            <text:p>0.208655</text:p>
          </table:table-cell>
        </table:table-row>
        <table:table-row table:style-name="ro1">
          <table:table-cell office:value-type="string" calcext:value-type="string">
            <text:p>635nm</text:p>
          </table:table-cell>
          <table:table-cell office:value-type="float" office:value="0.203309" calcext:value-type="float">
            <text:p>0.203309</text:p>
          </table:table-cell>
        </table:table-row>
        <table:table-row table:style-name="ro1">
          <table:table-cell office:value-type="string" calcext:value-type="string">
            <text:p>636nm</text:p>
          </table:table-cell>
          <table:table-cell office:value-type="float" office:value="0.197775" calcext:value-type="float">
            <text:p>0.197775</text:p>
          </table:table-cell>
        </table:table-row>
        <table:table-row table:style-name="ro1">
          <table:table-cell office:value-type="string" calcext:value-type="string">
            <text:p>637nm</text:p>
          </table:table-cell>
          <table:table-cell office:value-type="float" office:value="0.192285" calcext:value-type="float">
            <text:p>0.192285</text:p>
          </table:table-cell>
        </table:table-row>
        <table:table-row table:style-name="ro1">
          <table:table-cell office:value-type="string" calcext:value-type="string">
            <text:p>638nm</text:p>
          </table:table-cell>
          <table:table-cell office:value-type="float" office:value="0.18722" calcext:value-type="float">
            <text:p>0.18722</text:p>
          </table:table-cell>
        </table:table-row>
        <table:table-row table:style-name="ro1">
          <table:table-cell office:value-type="string" calcext:value-type="string">
            <text:p>639nm</text:p>
          </table:table-cell>
          <table:table-cell office:value-type="float" office:value="0.183428" calcext:value-type="float">
            <text:p>0.183428</text:p>
          </table:table-cell>
        </table:table-row>
        <table:table-row table:style-name="ro1">
          <table:table-cell office:value-type="string" calcext:value-type="string">
            <text:p>640nm</text:p>
          </table:table-cell>
          <table:table-cell office:value-type="float" office:value="0.180674" calcext:value-type="float">
            <text:p>0.180674</text:p>
          </table:table-cell>
        </table:table-row>
        <table:table-row table:style-name="ro1">
          <table:table-cell office:value-type="string" calcext:value-type="string">
            <text:p>641nm</text:p>
          </table:table-cell>
          <table:table-cell office:value-type="float" office:value="0.177862" calcext:value-type="float">
            <text:p>0.177862</text:p>
          </table:table-cell>
        </table:table-row>
        <table:table-row table:style-name="ro1">
          <table:table-cell office:value-type="string" calcext:value-type="string">
            <text:p>642nm</text:p>
          </table:table-cell>
          <table:table-cell office:value-type="float" office:value="0.174091" calcext:value-type="float">
            <text:p>0.174091</text:p>
          </table:table-cell>
        </table:table-row>
        <table:table-row table:style-name="ro1">
          <table:table-cell office:value-type="string" calcext:value-type="string">
            <text:p>643nm</text:p>
          </table:table-cell>
          <table:table-cell office:value-type="float" office:value="0.169643" calcext:value-type="float">
            <text:p>0.169643</text:p>
          </table:table-cell>
        </table:table-row>
        <table:table-row table:style-name="ro1">
          <table:table-cell office:value-type="string" calcext:value-type="string">
            <text:p>644nm</text:p>
          </table:table-cell>
          <table:table-cell office:value-type="float" office:value="0.165372" calcext:value-type="float">
            <text:p>0.165372</text:p>
          </table:table-cell>
        </table:table-row>
        <table:table-row table:style-name="ro1">
          <table:table-cell office:value-type="string" calcext:value-type="string">
            <text:p>645nm</text:p>
          </table:table-cell>
          <table:table-cell office:value-type="float" office:value="0.161456" calcext:value-type="float">
            <text:p>0.161456</text:p>
          </table:table-cell>
        </table:table-row>
        <table:table-row table:style-name="ro1">
          <table:table-cell office:value-type="string" calcext:value-type="string">
            <text:p>646nm</text:p>
          </table:table-cell>
          <table:table-cell office:value-type="float" office:value="0.157734" calcext:value-type="float">
            <text:p>0.157734</text:p>
          </table:table-cell>
        </table:table-row>
        <table:table-row table:style-name="ro1">
          <table:table-cell office:value-type="string" calcext:value-type="string">
            <text:p>647nm</text:p>
          </table:table-cell>
          <table:table-cell office:value-type="float" office:value="0.154143" calcext:value-type="float">
            <text:p>0.154143</text:p>
          </table:table-cell>
        </table:table-row>
        <table:table-row table:style-name="ro1">
          <table:table-cell office:value-type="string" calcext:value-type="string">
            <text:p>648nm</text:p>
          </table:table-cell>
          <table:table-cell office:value-type="float" office:value="0.150491" calcext:value-type="float">
            <text:p>0.150491</text:p>
          </table:table-cell>
        </table:table-row>
        <table:table-row table:style-name="ro1">
          <table:table-cell office:value-type="string" calcext:value-type="string">
            <text:p>649nm</text:p>
          </table:table-cell>
          <table:table-cell office:value-type="float" office:value="0.14666" calcext:value-type="float">
            <text:p>0.14666</text:p>
          </table:table-cell>
        </table:table-row>
        <table:table-row table:style-name="ro1">
          <table:table-cell office:value-type="string" calcext:value-type="string">
            <text:p>650nm</text:p>
          </table:table-cell>
          <table:table-cell office:value-type="float" office:value="0.142685" calcext:value-type="float">
            <text:p>0.142685</text:p>
          </table:table-cell>
        </table:table-row>
        <table:table-row table:style-name="ro1">
          <table:table-cell office:value-type="string" calcext:value-type="string">
            <text:p>651nm</text:p>
          </table:table-cell>
          <table:table-cell office:value-type="float" office:value="0.138639" calcext:value-type="float">
            <text:p>0.138639</text:p>
          </table:table-cell>
        </table:table-row>
        <table:table-row table:style-name="ro1">
          <table:table-cell office:value-type="string" calcext:value-type="string">
            <text:p>652nm</text:p>
          </table:table-cell>
          <table:table-cell office:value-type="float" office:value="0.134651" calcext:value-type="float">
            <text:p>0.134651</text:p>
          </table:table-cell>
        </table:table-row>
        <table:table-row table:style-name="ro1">
          <table:table-cell office:value-type="string" calcext:value-type="string">
            <text:p>653nm</text:p>
          </table:table-cell>
          <table:table-cell office:value-type="float" office:value="0.13097" calcext:value-type="float">
            <text:p>0.13097</text:p>
          </table:table-cell>
        </table:table-row>
        <table:table-row table:style-name="ro1">
          <table:table-cell office:value-type="string" calcext:value-type="string">
            <text:p>654nm</text:p>
          </table:table-cell>
          <table:table-cell office:value-type="float" office:value="0.127647" calcext:value-type="float">
            <text:p>0.127647</text:p>
          </table:table-cell>
        </table:table-row>
        <table:table-row table:style-name="ro1">
          <table:table-cell office:value-type="string" calcext:value-type="string">
            <text:p>655nm</text:p>
          </table:table-cell>
          <table:table-cell office:value-type="float" office:value="0.124554" calcext:value-type="float">
            <text:p>0.124554</text:p>
          </table:table-cell>
        </table:table-row>
        <table:table-row table:style-name="ro1">
          <table:table-cell office:value-type="string" calcext:value-type="string">
            <text:p>656nm</text:p>
          </table:table-cell>
          <table:table-cell office:value-type="float" office:value="0.121407" calcext:value-type="float">
            <text:p>0.121407</text:p>
          </table:table-cell>
        </table:table-row>
        <table:table-row table:style-name="ro1">
          <table:table-cell office:value-type="string" calcext:value-type="string">
            <text:p>657nm</text:p>
          </table:table-cell>
          <table:table-cell office:value-type="float" office:value="0.117828" calcext:value-type="float">
            <text:p>0.117828</text:p>
          </table:table-cell>
        </table:table-row>
        <table:table-row table:style-name="ro1">
          <table:table-cell office:value-type="string" calcext:value-type="string">
            <text:p>658nm</text:p>
          </table:table-cell>
          <table:table-cell office:value-type="float" office:value="0.113711" calcext:value-type="float">
            <text:p>0.113711</text:p>
          </table:table-cell>
        </table:table-row>
        <table:table-row table:style-name="ro1">
          <table:table-cell office:value-type="string" calcext:value-type="string">
            <text:p>659nm</text:p>
          </table:table-cell>
          <table:table-cell office:value-type="float" office:value="0.109586" calcext:value-type="float">
            <text:p>0.109586</text:p>
          </table:table-cell>
        </table:table-row>
        <table:table-row table:style-name="ro1">
          <table:table-cell office:value-type="string" calcext:value-type="string">
            <text:p>660nm</text:p>
          </table:table-cell>
          <table:table-cell office:value-type="float" office:value="0.106147" calcext:value-type="float">
            <text:p>0.106147</text:p>
          </table:table-cell>
        </table:table-row>
        <table:table-row table:style-name="ro1">
          <table:table-cell office:value-type="string" calcext:value-type="string">
            <text:p>661nm</text:p>
          </table:table-cell>
          <table:table-cell office:value-type="float" office:value="0.103498" calcext:value-type="float">
            <text:p>0.103498</text:p>
          </table:table-cell>
        </table:table-row>
        <table:table-row table:style-name="ro1">
          <table:table-cell office:value-type="string" calcext:value-type="string">
            <text:p>662nm</text:p>
          </table:table-cell>
          <table:table-cell office:value-type="float" office:value="0.101064" calcext:value-type="float">
            <text:p>0.101064</text:p>
          </table:table-cell>
        </table:table-row>
        <table:table-row table:style-name="ro1">
          <table:table-cell office:value-type="string" calcext:value-type="string">
            <text:p>663nm</text:p>
          </table:table-cell>
          <table:table-cell office:value-type="float" office:value="0.098368" calcext:value-type="float">
            <text:p>0.098368</text:p>
          </table:table-cell>
        </table:table-row>
        <table:table-row table:style-name="ro1">
          <table:table-cell office:value-type="string" calcext:value-type="string">
            <text:p>664nm</text:p>
          </table:table-cell>
          <table:table-cell office:value-type="float" office:value="0.095457" calcext:value-type="float">
            <text:p>0.095457</text:p>
          </table:table-cell>
        </table:table-row>
        <table:table-row table:style-name="ro1">
          <table:table-cell office:value-type="string" calcext:value-type="string">
            <text:p>665nm</text:p>
          </table:table-cell>
          <table:table-cell office:value-type="float" office:value="0.092589" calcext:value-type="float">
            <text:p>0.092589</text:p>
          </table:table-cell>
        </table:table-row>
        <table:table-row table:style-name="ro1">
          <table:table-cell office:value-type="string" calcext:value-type="string">
            <text:p>666nm</text:p>
          </table:table-cell>
          <table:table-cell office:value-type="float" office:value="0.090003" calcext:value-type="float">
            <text:p>0.090003</text:p>
          </table:table-cell>
        </table:table-row>
        <table:table-row table:style-name="ro1">
          <table:table-cell office:value-type="string" calcext:value-type="string">
            <text:p>667nm</text:p>
          </table:table-cell>
          <table:table-cell office:value-type="float" office:value="0.087777" calcext:value-type="float">
            <text:p>0.087777</text:p>
          </table:table-cell>
        </table:table-row>
        <table:table-row table:style-name="ro1">
          <table:table-cell office:value-type="string" calcext:value-type="string">
            <text:p>668nm</text:p>
          </table:table-cell>
          <table:table-cell office:value-type="float" office:value="0.085791" calcext:value-type="float">
            <text:p>0.085791</text:p>
          </table:table-cell>
        </table:table-row>
        <table:table-row table:style-name="ro1">
          <table:table-cell office:value-type="string" calcext:value-type="string">
            <text:p>669nm</text:p>
          </table:table-cell>
          <table:table-cell office:value-type="float" office:value="0.083772" calcext:value-type="float">
            <text:p>0.083772</text:p>
          </table:table-cell>
        </table:table-row>
        <table:table-row table:style-name="ro1">
          <table:table-cell office:value-type="string" calcext:value-type="string">
            <text:p>670nm</text:p>
          </table:table-cell>
          <table:table-cell office:value-type="float" office:value="0.08158" calcext:value-type="float">
            <text:p>0.08158</text:p>
          </table:table-cell>
        </table:table-row>
        <table:table-row table:style-name="ro1">
          <table:table-cell office:value-type="string" calcext:value-type="string">
            <text:p>671nm</text:p>
          </table:table-cell>
          <table:table-cell office:value-type="float" office:value="0.079179" calcext:value-type="float">
            <text:p>0.079179</text:p>
          </table:table-cell>
        </table:table-row>
        <table:table-row table:style-name="ro1">
          <table:table-cell office:value-type="string" calcext:value-type="string">
            <text:p>672nm</text:p>
          </table:table-cell>
          <table:table-cell office:value-type="float" office:value="0.076636" calcext:value-type="float">
            <text:p>0.076636</text:p>
          </table:table-cell>
        </table:table-row>
        <table:table-row table:style-name="ro1">
          <table:table-cell office:value-type="string" calcext:value-type="string">
            <text:p>673nm</text:p>
          </table:table-cell>
          <table:table-cell office:value-type="float" office:value="0.074309" calcext:value-type="float">
            <text:p>0.074309</text:p>
          </table:table-cell>
        </table:table-row>
        <table:table-row table:style-name="ro1">
          <table:table-cell office:value-type="string" calcext:value-type="string">
            <text:p>674nm</text:p>
          </table:table-cell>
          <table:table-cell office:value-type="float" office:value="0.07255" calcext:value-type="float">
            <text:p>0.07255</text:p>
          </table:table-cell>
        </table:table-row>
        <table:table-row table:style-name="ro1">
          <table:table-cell office:value-type="string" calcext:value-type="string">
            <text:p>675nm</text:p>
          </table:table-cell>
          <table:table-cell office:value-type="float" office:value="0.071094" calcext:value-type="float">
            <text:p>0.071094</text:p>
          </table:table-cell>
        </table:table-row>
        <table:table-row table:style-name="ro1">
          <table:table-cell office:value-type="string" calcext:value-type="string">
            <text:p>676nm</text:p>
          </table:table-cell>
          <table:table-cell office:value-type="float" office:value="0.069308" calcext:value-type="float">
            <text:p>0.069308</text:p>
          </table:table-cell>
        </table:table-row>
        <table:table-row table:style-name="ro1">
          <table:table-cell office:value-type="string" calcext:value-type="string">
            <text:p>677nm</text:p>
          </table:table-cell>
          <table:table-cell office:value-type="float" office:value="0.066972" calcext:value-type="float">
            <text:p>0.066972</text:p>
          </table:table-cell>
        </table:table-row>
        <table:table-row table:style-name="ro1">
          <table:table-cell office:value-type="string" calcext:value-type="string">
            <text:p>678nm</text:p>
          </table:table-cell>
          <table:table-cell office:value-type="float" office:value="0.064526" calcext:value-type="float">
            <text:p>0.064526</text:p>
          </table:table-cell>
        </table:table-row>
        <table:table-row table:style-name="ro1">
          <table:table-cell office:value-type="string" calcext:value-type="string">
            <text:p>679nm</text:p>
          </table:table-cell>
          <table:table-cell office:value-type="float" office:value="0.062484" calcext:value-type="float">
            <text:p>0.062484</text:p>
          </table:table-cell>
        </table:table-row>
        <table:table-row table:style-name="ro1">
          <table:table-cell office:value-type="string" calcext:value-type="string">
            <text:p>680nm</text:p>
          </table:table-cell>
          <table:table-cell office:value-type="float" office:value="0.06087" calcext:value-type="float">
            <text:p>0.06087</text:p>
          </table:table-cell>
        </table:table-row>
        <table:table-row table:style-name="ro1">
          <table:table-cell office:value-type="string" calcext:value-type="string">
            <text:p>681nm</text:p>
          </table:table-cell>
          <table:table-cell office:value-type="float" office:value="0.059472" calcext:value-type="float">
            <text:p>0.059472</text:p>
          </table:table-cell>
        </table:table-row>
        <table:table-row table:style-name="ro1">
          <table:table-cell office:value-type="string" calcext:value-type="string">
            <text:p>682nm</text:p>
          </table:table-cell>
          <table:table-cell office:value-type="float" office:value="0.058113" calcext:value-type="float">
            <text:p>0.058113</text:p>
          </table:table-cell>
        </table:table-row>
        <table:table-row table:style-name="ro1">
          <table:table-cell office:value-type="string" calcext:value-type="string">
            <text:p>683nm</text:p>
          </table:table-cell>
          <table:table-cell office:value-type="float" office:value="0.056488" calcext:value-type="float">
            <text:p>0.056488</text:p>
          </table:table-cell>
        </table:table-row>
        <table:table-row table:style-name="ro1">
          <table:table-cell office:value-type="string" calcext:value-type="string">
            <text:p>684nm</text:p>
          </table:table-cell>
          <table:table-cell office:value-type="float" office:value="0.054505" calcext:value-type="float">
            <text:p>0.054505</text:p>
          </table:table-cell>
        </table:table-row>
        <table:table-row table:style-name="ro1">
          <table:table-cell office:value-type="string" calcext:value-type="string">
            <text:p>685nm</text:p>
          </table:table-cell>
          <table:table-cell office:value-type="float" office:value="0.052803" calcext:value-type="float">
            <text:p>0.052803</text:p>
          </table:table-cell>
        </table:table-row>
        <table:table-row table:style-name="ro1">
          <table:table-cell office:value-type="string" calcext:value-type="string">
            <text:p>686nm</text:p>
          </table:table-cell>
          <table:table-cell office:value-type="float" office:value="0.051997" calcext:value-type="float">
            <text:p>0.051997</text:p>
          </table:table-cell>
        </table:table-row>
        <table:table-row table:style-name="ro1">
          <table:table-cell office:value-type="string" calcext:value-type="string">
            <text:p>687nm</text:p>
          </table:table-cell>
          <table:table-cell office:value-type="float" office:value="0.051338" calcext:value-type="float">
            <text:p>0.051338</text:p>
          </table:table-cell>
        </table:table-row>
        <table:table-row table:style-name="ro1">
          <table:table-cell office:value-type="string" calcext:value-type="string">
            <text:p>688nm</text:p>
          </table:table-cell>
          <table:table-cell office:value-type="float" office:value="0.049669" calcext:value-type="float">
            <text:p>0.049669</text:p>
          </table:table-cell>
        </table:table-row>
        <table:table-row table:style-name="ro1">
          <table:table-cell office:value-type="string" calcext:value-type="string">
            <text:p>689nm</text:p>
          </table:table-cell>
          <table:table-cell office:value-type="float" office:value="0.047183" calcext:value-type="float">
            <text:p>0.047183</text:p>
          </table:table-cell>
        </table:table-row>
        <table:table-row table:style-name="ro1">
          <table:table-cell office:value-type="string" calcext:value-type="string">
            <text:p>690nm</text:p>
          </table:table-cell>
          <table:table-cell office:value-type="float" office:value="0.045099" calcext:value-type="float">
            <text:p>0.045099</text:p>
          </table:table-cell>
        </table:table-row>
        <table:table-row table:style-name="ro1">
          <table:table-cell office:value-type="string" calcext:value-type="string">
            <text:p>691nm</text:p>
          </table:table-cell>
          <table:table-cell office:value-type="float" office:value="0.04383" calcext:value-type="float">
            <text:p>0.04383</text:p>
          </table:table-cell>
        </table:table-row>
        <table:table-row table:style-name="ro1">
          <table:table-cell office:value-type="string" calcext:value-type="string">
            <text:p>692nm</text:p>
          </table:table-cell>
          <table:table-cell office:value-type="float" office:value="0.042668" calcext:value-type="float">
            <text:p>0.042668</text:p>
          </table:table-cell>
        </table:table-row>
        <table:table-row table:style-name="ro1">
          <table:table-cell office:value-type="string" calcext:value-type="string">
            <text:p>693nm</text:p>
          </table:table-cell>
          <table:table-cell office:value-type="float" office:value="0.04172" calcext:value-type="float">
            <text:p>0.04172</text:p>
          </table:table-cell>
        </table:table-row>
        <table:table-row table:style-name="ro1">
          <table:table-cell office:value-type="string" calcext:value-type="string">
            <text:p>694nm</text:p>
          </table:table-cell>
          <table:table-cell office:value-type="float" office:value="0.041256" calcext:value-type="float">
            <text:p>0.041256</text:p>
          </table:table-cell>
        </table:table-row>
        <table:table-row table:style-name="ro1">
          <table:table-cell office:value-type="string" calcext:value-type="string">
            <text:p>695nm</text:p>
          </table:table-cell>
          <table:table-cell office:value-type="float" office:value="0.040514" calcext:value-type="float">
            <text:p>0.040514</text:p>
          </table:table-cell>
        </table:table-row>
        <table:table-row table:style-name="ro1">
          <table:table-cell office:value-type="string" calcext:value-type="string">
            <text:p>696nm</text:p>
          </table:table-cell>
          <table:table-cell office:value-type="float" office:value="0.038936" calcext:value-type="float">
            <text:p>0.038936</text:p>
          </table:table-cell>
        </table:table-row>
        <table:table-row table:style-name="ro1">
          <table:table-cell office:value-type="string" calcext:value-type="string">
            <text:p>697nm</text:p>
          </table:table-cell>
          <table:table-cell office:value-type="float" office:value="0.037046" calcext:value-type="float">
            <text:p>0.037046</text:p>
          </table:table-cell>
        </table:table-row>
        <table:table-row table:style-name="ro1">
          <table:table-cell office:value-type="string" calcext:value-type="string">
            <text:p>698nm</text:p>
          </table:table-cell>
          <table:table-cell office:value-type="float" office:value="0.035707" calcext:value-type="float">
            <text:p>0.035707</text:p>
          </table:table-cell>
        </table:table-row>
        <table:table-row table:style-name="ro1">
          <table:table-cell office:value-type="string" calcext:value-type="string">
            <text:p>699nm</text:p>
          </table:table-cell>
          <table:table-cell office:value-type="float" office:value="0.035166" calcext:value-type="float">
            <text:p>0.035166</text:p>
          </table:table-cell>
        </table:table-row>
        <table:table-row table:style-name="ro1">
          <table:table-cell office:value-type="string" calcext:value-type="string">
            <text:p>700nm</text:p>
          </table:table-cell>
          <table:table-cell office:value-type="float" office:value="0.034775" calcext:value-type="float">
            <text:p>0.034775</text:p>
          </table:table-cell>
        </table:table-row>
        <table:table-row table:style-name="ro1">
          <table:table-cell office:value-type="string" calcext:value-type="string">
            <text:p>701nm</text:p>
          </table:table-cell>
          <table:table-cell office:value-type="float" office:value="0.034443" calcext:value-type="float">
            <text:p>0.034443</text:p>
          </table:table-cell>
        </table:table-row>
        <table:table-row table:style-name="ro1">
          <table:table-cell office:value-type="string" calcext:value-type="string">
            <text:p>702nm</text:p>
          </table:table-cell>
          <table:table-cell office:value-type="float" office:value="0.03409" calcext:value-type="float">
            <text:p>0.03409</text:p>
          </table:table-cell>
        </table:table-row>
        <table:table-row table:style-name="ro1">
          <table:table-cell office:value-type="string" calcext:value-type="string">
            <text:p>703nm</text:p>
          </table:table-cell>
          <table:table-cell office:value-type="float" office:value="0.033848" calcext:value-type="float">
            <text:p>0.033848</text:p>
          </table:table-cell>
        </table:table-row>
        <table:table-row table:style-name="ro1">
          <table:table-cell office:value-type="string" calcext:value-type="string">
            <text:p>704nm</text:p>
          </table:table-cell>
          <table:table-cell office:value-type="float" office:value="0.033545" calcext:value-type="float">
            <text:p>0.033545</text:p>
          </table:table-cell>
        </table:table-row>
        <table:table-row table:style-name="ro1">
          <table:table-cell office:value-type="string" calcext:value-type="string">
            <text:p>705nm</text:p>
          </table:table-cell>
          <table:table-cell office:value-type="float" office:value="0.032741" calcext:value-type="float">
            <text:p>0.032741</text:p>
          </table:table-cell>
        </table:table-row>
        <table:table-row table:style-name="ro1">
          <table:table-cell office:value-type="string" calcext:value-type="string">
            <text:p>706nm</text:p>
          </table:table-cell>
          <table:table-cell office:value-type="float" office:value="0.031418" calcext:value-type="float">
            <text:p>0.031418</text:p>
          </table:table-cell>
        </table:table-row>
        <table:table-row table:style-name="ro1">
          <table:table-cell office:value-type="string" calcext:value-type="string">
            <text:p>707nm</text:p>
          </table:table-cell>
          <table:table-cell office:value-type="float" office:value="0.029914" calcext:value-type="float">
            <text:p>0.029914</text:p>
          </table:table-cell>
        </table:table-row>
        <table:table-row table:style-name="ro1">
          <table:table-cell office:value-type="string" calcext:value-type="string">
            <text:p>708nm</text:p>
          </table:table-cell>
          <table:table-cell office:value-type="float" office:value="0.028777" calcext:value-type="float">
            <text:p>0.028777</text:p>
          </table:table-cell>
        </table:table-row>
        <table:table-row table:style-name="ro1">
          <table:table-cell office:value-type="string" calcext:value-type="string">
            <text:p>709nm</text:p>
          </table:table-cell>
          <table:table-cell office:value-type="float" office:value="0.027996" calcext:value-type="float">
            <text:p>0.027996</text:p>
          </table:table-cell>
        </table:table-row>
        <table:table-row table:style-name="ro1">
          <table:table-cell office:value-type="string" calcext:value-type="string">
            <text:p>710nm</text:p>
          </table:table-cell>
          <table:table-cell office:value-type="float" office:value="0.027472" calcext:value-type="float">
            <text:p>0.027472</text:p>
          </table:table-cell>
        </table:table-row>
        <table:table-row table:style-name="ro1">
          <table:table-cell office:value-type="string" calcext:value-type="string">
            <text:p>711nm</text:p>
          </table:table-cell>
          <table:table-cell office:value-type="float" office:value="0.027067" calcext:value-type="float">
            <text:p>0.027067</text:p>
          </table:table-cell>
        </table:table-row>
        <table:table-row table:style-name="ro1">
          <table:table-cell office:value-type="string" calcext:value-type="string">
            <text:p>712nm</text:p>
          </table:table-cell>
          <table:table-cell office:value-type="float" office:value="0.026429" calcext:value-type="float">
            <text:p>0.026429</text:p>
          </table:table-cell>
        </table:table-row>
        <table:table-row table:style-name="ro1">
          <table:table-cell office:value-type="string" calcext:value-type="string">
            <text:p>713nm</text:p>
          </table:table-cell>
          <table:table-cell office:value-type="float" office:value="0.025504" calcext:value-type="float">
            <text:p>0.025504</text:p>
          </table:table-cell>
        </table:table-row>
        <table:table-row table:style-name="ro1">
          <table:table-cell office:value-type="string" calcext:value-type="string">
            <text:p>714nm</text:p>
          </table:table-cell>
          <table:table-cell office:value-type="float" office:value="0.024254" calcext:value-type="float">
            <text:p>0.024254</text:p>
          </table:table-cell>
        </table:table-row>
        <table:table-row table:style-name="ro1">
          <table:table-cell office:value-type="string" calcext:value-type="string">
            <text:p>715nm</text:p>
          </table:table-cell>
          <table:table-cell office:value-type="float" office:value="0.022973" calcext:value-type="float">
            <text:p>0.022973</text:p>
          </table:table-cell>
        </table:table-row>
        <table:table-row table:style-name="ro1">
          <table:table-cell office:value-type="string" calcext:value-type="string">
            <text:p>716nm</text:p>
          </table:table-cell>
          <table:table-cell office:value-type="float" office:value="0.021898" calcext:value-type="float">
            <text:p>0.021898</text:p>
          </table:table-cell>
        </table:table-row>
        <table:table-row table:style-name="ro1">
          <table:table-cell office:value-type="string" calcext:value-type="string">
            <text:p>717nm</text:p>
          </table:table-cell>
          <table:table-cell office:value-type="float" office:value="0.02118" calcext:value-type="float">
            <text:p>0.02118</text:p>
          </table:table-cell>
        </table:table-row>
        <table:table-row table:style-name="ro1">
          <table:table-cell office:value-type="string" calcext:value-type="string">
            <text:p>718nm</text:p>
          </table:table-cell>
          <table:table-cell office:value-type="float" office:value="0.021035" calcext:value-type="float">
            <text:p>0.021035</text:p>
          </table:table-cell>
        </table:table-row>
        <table:table-row table:style-name="ro1">
          <table:table-cell office:value-type="string" calcext:value-type="string">
            <text:p>719nm</text:p>
          </table:table-cell>
          <table:table-cell office:value-type="float" office:value="0.021116" calcext:value-type="float">
            <text:p>0.021116</text:p>
          </table:table-cell>
        </table:table-row>
        <table:table-row table:style-name="ro1">
          <table:table-cell office:value-type="string" calcext:value-type="string">
            <text:p>720nm</text:p>
          </table:table-cell>
          <table:table-cell office:value-type="float" office:value="0.021143" calcext:value-type="float">
            <text:p>0.021143</text:p>
          </table:table-cell>
        </table:table-row>
        <table:table-row table:style-name="ro1">
          <table:table-cell office:value-type="string" calcext:value-type="string">
            <text:p>721nm</text:p>
          </table:table-cell>
          <table:table-cell office:value-type="float" office:value="0.020426" calcext:value-type="float">
            <text:p>0.020426</text:p>
          </table:table-cell>
        </table:table-row>
        <table:table-row table:style-name="ro1">
          <table:table-cell office:value-type="string" calcext:value-type="string">
            <text:p>722nm</text:p>
          </table:table-cell>
          <table:table-cell office:value-type="float" office:value="0.01889" calcext:value-type="float">
            <text:p>0.01889</text:p>
          </table:table-cell>
        </table:table-row>
        <table:table-row table:style-name="ro1">
          <table:table-cell office:value-type="string" calcext:value-type="string">
            <text:p>723nm</text:p>
          </table:table-cell>
          <table:table-cell office:value-type="float" office:value="0.017218" calcext:value-type="float">
            <text:p>0.017218</text:p>
          </table:table-cell>
        </table:table-row>
        <table:table-row table:style-name="ro1">
          <table:table-cell office:value-type="string" calcext:value-type="string">
            <text:p>724nm</text:p>
          </table:table-cell>
          <table:table-cell office:value-type="float" office:value="0.015945" calcext:value-type="float">
            <text:p>0.015945</text:p>
          </table:table-cell>
        </table:table-row>
        <table:table-row table:style-name="ro1">
          <table:table-cell office:value-type="string" calcext:value-type="string">
            <text:p>725nm</text:p>
          </table:table-cell>
          <table:table-cell office:value-type="float" office:value="0.015166" calcext:value-type="float">
            <text:p>0.015166</text:p>
          </table:table-cell>
        </table:table-row>
        <table:table-row table:style-name="ro1">
          <table:table-cell office:value-type="string" calcext:value-type="string">
            <text:p>726nm</text:p>
          </table:table-cell>
          <table:table-cell office:value-type="float" office:value="0.014338" calcext:value-type="float">
            <text:p>0.014338</text:p>
          </table:table-cell>
        </table:table-row>
        <table:table-row table:style-name="ro1">
          <table:table-cell office:value-type="string" calcext:value-type="string">
            <text:p>727nm</text:p>
          </table:table-cell>
          <table:table-cell office:value-type="float" office:value="0.013281" calcext:value-type="float">
            <text:p>0.013281</text:p>
          </table:table-cell>
        </table:table-row>
        <table:table-row table:style-name="ro1">
          <table:table-cell office:value-type="string" calcext:value-type="string">
            <text:p>728nm</text:p>
          </table:table-cell>
          <table:table-cell office:value-type="float" office:value="0.012824" calcext:value-type="float">
            <text:p>0.012824</text:p>
          </table:table-cell>
        </table:table-row>
        <table:table-row table:style-name="ro1">
          <table:table-cell office:value-type="string" calcext:value-type="string">
            <text:p>729nm</text:p>
          </table:table-cell>
          <table:table-cell office:value-type="float" office:value="0.014017" calcext:value-type="float">
            <text:p>0.014017</text:p>
          </table:table-cell>
        </table:table-row>
        <table:table-row table:style-name="ro1">
          <table:table-cell office:value-type="string" calcext:value-type="string">
            <text:p>730nm</text:p>
          </table:table-cell>
          <table:table-cell office:value-type="float" office:value="0.015258" calcext:value-type="float">
            <text:p>0.015258</text:p>
          </table:table-cell>
        </table:table-row>
        <table:table-row table:style-name="ro1">
          <table:table-cell office:value-type="string" calcext:value-type="string">
            <text:p>731nm</text:p>
          </table:table-cell>
          <table:table-cell office:value-type="float" office:value="0.014759" calcext:value-type="float">
            <text:p>0.014759</text:p>
          </table:table-cell>
        </table:table-row>
        <table:table-row table:style-name="ro1">
          <table:table-cell office:value-type="string" calcext:value-type="string">
            <text:p>732nm</text:p>
          </table:table-cell>
          <table:table-cell office:value-type="float" office:value="0.012779" calcext:value-type="float">
            <text:p>0.012779</text:p>
          </table:table-cell>
        </table:table-row>
        <table:table-row table:style-name="ro1">
          <table:table-cell office:value-type="string" calcext:value-type="string">
            <text:p>733nm</text:p>
          </table:table-cell>
          <table:table-cell office:value-type="float" office:value="0.011248" calcext:value-type="float">
            <text:p>0.011248</text:p>
          </table:table-cell>
        </table:table-row>
        <table:table-row table:style-name="ro1">
          <table:table-cell office:value-type="string" calcext:value-type="string">
            <text:p>734nm</text:p>
          </table:table-cell>
          <table:table-cell office:value-type="float" office:value="0.009871" calcext:value-type="float">
            <text:p>0.009871</text:p>
          </table:table-cell>
        </table:table-row>
        <table:table-row table:style-name="ro1">
          <table:table-cell office:value-type="string" calcext:value-type="string">
            <text:p>735nm</text:p>
          </table:table-cell>
          <table:table-cell office:value-type="float" office:value="0.007851" calcext:value-type="float">
            <text:p>0.007851</text:p>
          </table:table-cell>
        </table:table-row>
        <table:table-row table:style-name="ro1">
          <table:table-cell office:value-type="string" calcext:value-type="string">
            <text:p>736nm</text:p>
          </table:table-cell>
          <table:table-cell office:value-type="float" office:value="0.006397" calcext:value-type="float">
            <text:p>0.006397</text:p>
          </table:table-cell>
        </table:table-row>
        <table:table-row table:style-name="ro1">
          <table:table-cell office:value-type="string" calcext:value-type="string">
            <text:p>737nm</text:p>
          </table:table-cell>
          <table:table-cell office:value-type="float" office:value="0.006546" calcext:value-type="float">
            <text:p>0.006546</text:p>
          </table:table-cell>
        </table:table-row>
        <table:table-row table:style-name="ro1">
          <table:table-cell office:value-type="string" calcext:value-type="string">
            <text:p>738nm</text:p>
          </table:table-cell>
          <table:table-cell office:value-type="float" office:value="0.007436" calcext:value-type="float">
            <text:p>0.007436</text:p>
          </table:table-cell>
        </table:table-row>
        <table:table-row table:style-name="ro1">
          <table:table-cell office:value-type="string" calcext:value-type="string">
            <text:p>739nm</text:p>
          </table:table-cell>
          <table:table-cell office:value-type="float" office:value="0.007624" calcext:value-type="float">
            <text:p>0.007624</text:p>
          </table:table-cell>
        </table:table-row>
        <table:table-row table:style-name="ro1">
          <table:table-cell office:value-type="string" calcext:value-type="string">
            <text:p>740nm</text:p>
          </table:table-cell>
          <table:table-cell office:value-type="float" office:value="0.00746" calcext:value-type="float">
            <text:p>0.00746</text:p>
          </table:table-cell>
        </table:table-row>
        <table:table-row table:style-name="ro1">
          <table:table-cell office:value-type="string" calcext:value-type="string">
            <text:p>741nm</text:p>
          </table:table-cell>
          <table:table-cell office:value-type="float" office:value="0.006531" calcext:value-type="float">
            <text:p>0.006531</text:p>
          </table:table-cell>
        </table:table-row>
        <table:table-row table:style-name="ro1">
          <table:table-cell office:value-type="string" calcext:value-type="string">
            <text:p>742nm</text:p>
          </table:table-cell>
          <table:table-cell office:value-type="float" office:value="0.005165" calcext:value-type="float">
            <text:p>0.005165</text:p>
          </table:table-cell>
        </table:table-row>
        <table:table-row table:style-name="ro1">
          <table:table-cell office:value-type="string" calcext:value-type="string">
            <text:p>743nm</text:p>
          </table:table-cell>
          <table:table-cell office:value-type="float" office:value="0.00482" calcext:value-type="float">
            <text:p>0.00482</text:p>
          </table:table-cell>
        </table:table-row>
        <table:table-row table:style-name="ro1">
          <table:table-cell office:value-type="string" calcext:value-type="string">
            <text:p>744nm</text:p>
          </table:table-cell>
          <table:table-cell office:value-type="float" office:value="0.005874" calcext:value-type="float">
            <text:p>0.005874</text:p>
          </table:table-cell>
        </table:table-row>
        <table:table-row table:style-name="ro1">
          <table:table-cell office:value-type="string" calcext:value-type="string">
            <text:p>745nm</text:p>
          </table:table-cell>
          <table:table-cell office:value-type="float" office:value="0.007506" calcext:value-type="float">
            <text:p>0.007506</text:p>
          </table:table-cell>
        </table:table-row>
        <table:table-row table:style-name="ro1">
          <table:table-cell office:value-type="string" calcext:value-type="string">
            <text:p>746nm</text:p>
          </table:table-cell>
          <table:table-cell office:value-type="float" office:value="0.00829" calcext:value-type="float">
            <text:p>0.00829</text:p>
          </table:table-cell>
        </table:table-row>
        <table:table-row table:style-name="ro1">
          <table:table-cell office:value-type="string" calcext:value-type="string">
            <text:p>747nm</text:p>
          </table:table-cell>
          <table:table-cell office:value-type="float" office:value="0.008647" calcext:value-type="float">
            <text:p>0.008647</text:p>
          </table:table-cell>
        </table:table-row>
        <table:table-row table:style-name="ro1">
          <table:table-cell office:value-type="string" calcext:value-type="string">
            <text:p>748nm</text:p>
          </table:table-cell>
          <table:table-cell office:value-type="float" office:value="0.008498" calcext:value-type="float">
            <text:p>0.008498</text:p>
          </table:table-cell>
        </table:table-row>
        <table:table-row table:style-name="ro1">
          <table:table-cell office:value-type="string" calcext:value-type="string">
            <text:p>749nm</text:p>
          </table:table-cell>
          <table:table-cell office:value-type="float" office:value="0.007815" calcext:value-type="float">
            <text:p>0.007815</text:p>
          </table:table-cell>
        </table:table-row>
        <table:table-row table:style-name="ro1">
          <table:table-cell office:value-type="string" calcext:value-type="string">
            <text:p>750nm</text:p>
          </table:table-cell>
          <table:table-cell office:value-type="float" office:value="0.00663" calcext:value-type="float">
            <text:p>0.00663</text:p>
          </table:table-cell>
        </table:table-row>
        <table:table-row table:style-name="ro1">
          <table:table-cell office:value-type="string" calcext:value-type="string">
            <text:p>751nm</text:p>
          </table:table-cell>
          <table:table-cell office:value-type="float" office:value="0.00614" calcext:value-type="float">
            <text:p>0.00614</text:p>
          </table:table-cell>
        </table:table-row>
        <table:table-row table:style-name="ro1">
          <table:table-cell office:value-type="string" calcext:value-type="string">
            <text:p>752nm</text:p>
          </table:table-cell>
          <table:table-cell office:value-type="float" office:value="0.006888" calcext:value-type="float">
            <text:p>0.006888</text:p>
          </table:table-cell>
        </table:table-row>
        <table:table-row table:style-name="ro1">
          <table:table-cell office:value-type="string" calcext:value-type="string">
            <text:p>753nm</text:p>
          </table:table-cell>
          <table:table-cell office:value-type="float" office:value="0.007479" calcext:value-type="float">
            <text:p>0.007479</text:p>
          </table:table-cell>
        </table:table-row>
        <table:table-row table:style-name="ro1">
          <table:table-cell office:value-type="string" calcext:value-type="string">
            <text:p>754nm</text:p>
          </table:table-cell>
          <table:table-cell office:value-type="float" office:value="0.007004" calcext:value-type="float">
            <text:p>0.007004</text:p>
          </table:table-cell>
        </table:table-row>
        <table:table-row table:style-name="ro1">
          <table:table-cell office:value-type="string" calcext:value-type="string">
            <text:p>755nm</text:p>
          </table:table-cell>
          <table:table-cell office:value-type="float" office:value="0.005091" calcext:value-type="float">
            <text:p>0.005091</text:p>
          </table:table-cell>
        </table:table-row>
        <table:table-row table:style-name="ro1">
          <table:table-cell office:value-type="string" calcext:value-type="string">
            <text:p>756nm</text:p>
          </table:table-cell>
          <table:table-cell office:value-type="float" office:value="0.003668" calcext:value-type="float">
            <text:p>0.003668</text:p>
          </table:table-cell>
        </table:table-row>
        <table:table-row table:style-name="ro1">
          <table:table-cell office:value-type="string" calcext:value-type="string">
            <text:p>757nm</text:p>
          </table:table-cell>
          <table:table-cell office:value-type="float" office:value="0.003825" calcext:value-type="float">
            <text:p>0.003825</text:p>
          </table:table-cell>
        </table:table-row>
        <table:table-row table:style-name="ro1">
          <table:table-cell office:value-type="string" calcext:value-type="string">
            <text:p>758nm</text:p>
          </table:table-cell>
          <table:table-cell office:value-type="float" office:value="0.004249" calcext:value-type="float">
            <text:p>0.004249</text:p>
          </table:table-cell>
        </table:table-row>
        <table:table-row table:style-name="ro1">
          <table:table-cell office:value-type="string" calcext:value-type="string">
            <text:p>759nm</text:p>
          </table:table-cell>
          <table:table-cell office:value-type="float" office:value="0.003955" calcext:value-type="float">
            <text:p>0.003955</text:p>
          </table:table-cell>
        </table:table-row>
        <table:table-row table:style-name="ro1">
          <table:table-cell office:value-type="string" calcext:value-type="string">
            <text:p>760nm</text:p>
          </table:table-cell>
          <table:table-cell office:value-type="float" office:value="0.003388" calcext:value-type="float">
            <text:p>0.003388</text:p>
          </table:table-cell>
        </table:table-row>
        <table:table-row table:style-name="ro1">
          <table:table-cell office:value-type="string" calcext:value-type="string">
            <text:p>761nm</text:p>
          </table:table-cell>
          <table:table-cell office:value-type="float" office:value="0.003366" calcext:value-type="float">
            <text:p>0.003366</text:p>
          </table:table-cell>
        </table:table-row>
        <table:table-row table:style-name="ro1">
          <table:table-cell office:value-type="string" calcext:value-type="string">
            <text:p>762nm</text:p>
          </table:table-cell>
          <table:table-cell office:value-type="float" office:value="0.003698" calcext:value-type="float">
            <text:p>0.003698</text:p>
          </table:table-cell>
        </table:table-row>
        <table:table-row table:style-name="ro1">
          <table:table-cell office:value-type="string" calcext:value-type="string">
            <text:p>763nm</text:p>
          </table:table-cell>
          <table:table-cell office:value-type="float" office:value="0.004095" calcext:value-type="float">
            <text:p>0.004095</text:p>
          </table:table-cell>
        </table:table-row>
        <table:table-row table:style-name="ro1">
          <table:table-cell office:value-type="string" calcext:value-type="string">
            <text:p>764nm</text:p>
          </table:table-cell>
          <table:table-cell office:value-type="float" office:value="0.00535" calcext:value-type="float">
            <text:p>0.00535</text:p>
          </table:table-cell>
        </table:table-row>
        <table:table-row table:style-name="ro1">
          <table:table-cell office:value-type="string" calcext:value-type="string">
            <text:p>765nm</text:p>
          </table:table-cell>
          <table:table-cell office:value-type="float" office:value="0.006705" calcext:value-type="float">
            <text:p>0.006705</text:p>
          </table:table-cell>
        </table:table-row>
        <table:table-row table:style-name="ro1">
          <table:table-cell office:value-type="string" calcext:value-type="string">
            <text:p>766nm</text:p>
          </table:table-cell>
          <table:table-cell office:value-type="float" office:value="0.006972" calcext:value-type="float">
            <text:p>0.006972</text:p>
          </table:table-cell>
        </table:table-row>
        <table:table-row table:style-name="ro1">
          <table:table-cell office:value-type="string" calcext:value-type="string">
            <text:p>767nm</text:p>
          </table:table-cell>
          <table:table-cell office:value-type="float" office:value="0.00526" calcext:value-type="float">
            <text:p>0.00526</text:p>
          </table:table-cell>
        </table:table-row>
        <table:table-row table:style-name="ro1">
          <table:table-cell office:value-type="string" calcext:value-type="string">
            <text:p>768nm</text:p>
          </table:table-cell>
          <table:table-cell office:value-type="float" office:value="0.003453" calcext:value-type="float">
            <text:p>0.003453</text:p>
          </table:table-cell>
        </table:table-row>
        <table:table-row table:style-name="ro1">
          <table:table-cell office:value-type="string" calcext:value-type="string">
            <text:p>769nm</text:p>
          </table:table-cell>
          <table:table-cell office:value-type="float" office:value="0.002021" calcext:value-type="float">
            <text:p>0.002021</text:p>
          </table:table-cell>
        </table:table-row>
        <table:table-row table:style-name="ro1">
          <table:table-cell office:value-type="string" calcext:value-type="string">
            <text:p>770nm</text:p>
          </table:table-cell>
          <table:table-cell office:value-type="float" office:value="0.001615" calcext:value-type="float">
            <text:p>0.001615</text:p>
          </table:table-cell>
        </table:table-row>
        <table:table-row table:style-name="ro1">
          <table:table-cell office:value-type="string" calcext:value-type="string">
            <text:p>771nm</text:p>
          </table:table-cell>
          <table:table-cell office:value-type="float" office:value="0.001576" calcext:value-type="float">
            <text:p>0.001576</text:p>
          </table:table-cell>
        </table:table-row>
        <table:table-row table:style-name="ro1">
          <table:table-cell office:value-type="string" calcext:value-type="string">
            <text:p>772nm</text:p>
          </table:table-cell>
          <table:table-cell office:value-type="float" office:value="0.001447" calcext:value-type="float">
            <text:p>0.001447</text:p>
          </table:table-cell>
        </table:table-row>
        <table:table-row table:style-name="ro1">
          <table:table-cell office:value-type="string" calcext:value-type="string">
            <text:p>773nm</text:p>
          </table:table-cell>
          <table:table-cell office:value-type="float" office:value="0.002491" calcext:value-type="float">
            <text:p>0.002491</text:p>
          </table:table-cell>
        </table:table-row>
        <table:table-row table:style-name="ro1">
          <table:table-cell office:value-type="string" calcext:value-type="string">
            <text:p>774nm</text:p>
          </table:table-cell>
          <table:table-cell office:value-type="float" office:value="0.004982" calcext:value-type="float">
            <text:p>0.004982</text:p>
          </table:table-cell>
        </table:table-row>
        <table:table-row table:style-name="ro1">
          <table:table-cell office:value-type="string" calcext:value-type="string">
            <text:p>775nm</text:p>
          </table:table-cell>
          <table:table-cell office:value-type="float" office:value="0.006345" calcext:value-type="float">
            <text:p>0.006345</text:p>
          </table:table-cell>
        </table:table-row>
        <table:table-row table:style-name="ro1">
          <table:table-cell office:value-type="string" calcext:value-type="string">
            <text:p>776nm</text:p>
          </table:table-cell>
          <table:table-cell office:value-type="float" office:value="0.005931" calcext:value-type="float">
            <text:p>0.005931</text:p>
          </table:table-cell>
        </table:table-row>
        <table:table-row table:style-name="ro1">
          <table:table-cell office:value-type="string" calcext:value-type="string">
            <text:p>777nm</text:p>
          </table:table-cell>
          <table:table-cell office:value-type="float" office:value="0.004087" calcext:value-type="float">
            <text:p>0.004087</text:p>
          </table:table-cell>
        </table:table-row>
        <table:table-row table:style-name="ro1">
          <table:table-cell office:value-type="string" calcext:value-type="string">
            <text:p>778nm</text:p>
          </table:table-cell>
          <table:table-cell office:value-type="float" office:value="0.00359" calcext:value-type="float">
            <text:p>0.00359</text:p>
          </table:table-cell>
        </table:table-row>
        <table:table-row table:style-name="ro1">
          <table:table-cell office:value-type="string" calcext:value-type="string">
            <text:p>779nm</text:p>
          </table:table-cell>
          <table:table-cell office:value-type="float" office:value="0.00359" calcext:value-type="float">
            <text:p>0.00359</text:p>
          </table:table-cell>
        </table:table-row>
        <table:table-row table:style-name="ro1">
          <table:table-cell office:value-type="string" calcext:value-type="string">
            <text:p>780nm</text:p>
          </table:table-cell>
          <table:table-cell office:value-type="float" office:value="0.00359" calcext:value-type="float">
            <text:p>0.003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87" meta:object-count="0"/>
    <meta:generator>LibreOffice/5.1.6.2$Linux_X86_64 LibreOffice_project/10m0$Build-2</meta:generator>
  </office:meta>
</office:document-meta>
</file>